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Scenariusz_23_1" style:display-name="Scenariusz#1" style:family="table">
      <style:table-properties style:width="15.501cm" table:align="margins" fo:background-color="transparent">
        <style:background-image/>
      </style:table-properties>
    </style:style>
    <style:style style:name="Scenariusz_23_1.A" style:display-name="Scenariusz#1.A" style:family="table-column">
      <style:table-column-properties style:column-width="1.101cm" style:rel-column-width="4650*"/>
    </style:style>
    <style:style style:name="Scenariusz_23_1.B" style:display-name="Scenariusz#1.B" style:family="table-column">
      <style:table-column-properties style:column-width="2.914cm" style:rel-column-width="12320*"/>
    </style:style>
    <style:style style:name="Scenariusz_23_1.C" style:display-name="Scenariusz#1.C" style:family="table-column">
      <style:table-column-properties style:column-width="4.554cm" style:rel-column-width="19256*"/>
    </style:style>
    <style:style style:name="Scenariusz_23_1.D" style:display-name="Scenariusz#1.D" style:family="table-column">
      <style:table-column-properties style:column-width="3.831cm" style:rel-column-width="16196*"/>
    </style:style>
    <style:style style:name="Scenariusz_23_1.E" style:display-name="Scenariusz#1.E" style:family="table-column">
      <style:table-column-properties style:column-width="3.101cm" style:rel-column-width="13113*"/>
    </style:style>
    <style:style style:name="Scenariusz_23_1.1" style:display-name="Scenariusz#1.1" style:family="table-row">
      <style:table-row-properties fo:background-color="#77bc65">
        <style:background-image/>
      </style:table-row-properties>
    </style:style>
    <style:style style:name="Scenariusz_23_1.A1" style:display-name="Scenariusz#1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1.A2" style:display-name="Scenariusz#1.A2" style:family="table-cell">
      <style:table-cell-properties fo:padding="0.097cm" fo:border-left="0.05pt solid #000000" fo:border-right="none" fo:border-top="none" fo:border-bottom="0.05pt solid #000000"/>
    </style:style>
    <style:style style:name="Scenariusz_23_1.C2" style:display-name="Scenariusz#1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3" style:display-name="Scenariusz#1.A3" style:family="table-cell">
      <style:table-cell-properties fo:padding="0.097cm" fo:border-left="0.05pt solid #000000" fo:border-right="none" fo:border-top="none" fo:border-bottom="0.05pt solid #000000"/>
    </style:style>
    <style:style style:name="Scenariusz_23_1.C3" style:display-name="Scenariusz#1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4" style:display-name="Scenariusz#1.A4" style:family="table-cell">
      <style:table-cell-properties fo:padding="0.097cm" fo:border-left="0.05pt solid #000000" fo:border-right="none" fo:border-top="none" fo:border-bottom="0.05pt solid #000000"/>
    </style:style>
    <style:style style:name="Scenariusz_23_1.B4" style:display-name="Scenariusz#1.B4" style:family="table-cell">
      <style:table-cell-properties fo:padding="0.097cm" fo:border-left="0.05pt solid #000000" fo:border-right="none" fo:border-top="none" fo:border-bottom="0.05pt solid #000000"/>
    </style:style>
    <style:style style:name="Scenariusz_23_1.C4" style:display-name="Scenariusz#1.C4" style:family="table-cell">
      <style:table-cell-properties fo:padding="0.097cm" fo:border-left="0.05pt solid #000000" fo:border-right="none" fo:border-top="none" fo:border-bottom="0.05pt solid #000000"/>
    </style:style>
    <style:style style:name="Scenariusz_23_1.D4" style:display-name="Scenariusz#1.D4" style:family="table-cell">
      <style:table-cell-properties fo:padding="0.097cm" fo:border-left="0.05pt solid #000000" fo:border-right="none" fo:border-top="none" fo:border-bottom="0.05pt solid #000000"/>
    </style:style>
    <style:style style:name="Scenariusz_23_1.E4" style:display-name="Scenariusz#1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1.A5" style:display-name="Scenariusz#1.A5" style:family="table-cell">
      <style:table-cell-properties fo:padding="0.097cm" fo:border-left="0.05pt solid #000000" fo:border-right="none" fo:border-top="none" fo:border-bottom="0.05pt solid #000000"/>
    </style:style>
    <style:style style:name="Scenariusz_23_1.B5" style:display-name="Scenariusz#1.B5" style:family="table-cell">
      <style:table-cell-properties fo:padding="0.097cm" fo:border-left="0.05pt solid #000000" fo:border-right="none" fo:border-top="none" fo:border-bottom="0.05pt solid #000000"/>
    </style:style>
    <style:style style:name="Scenariusz_23_1.C5" style:display-name="Scenariusz#1.C5" style:family="table-cell">
      <style:table-cell-properties fo:padding="0.097cm" fo:border-left="0.05pt solid #000000" fo:border-right="none" fo:border-top="none" fo:border-bottom="0.05pt solid #000000"/>
    </style:style>
    <style:style style:name="Scenariusz_23_1.D5" style:display-name="Scenariusz#1.D5" style:family="table-cell">
      <style:table-cell-properties fo:padding="0.097cm" fo:border-left="0.05pt solid #000000" fo:border-right="none" fo:border-top="none" fo:border-bottom="0.05pt solid #000000"/>
    </style:style>
    <style:style style:name="Scenariusz_23_1.E5" style:display-name="Scenariusz#1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" style:display-name="Scenariusz#2" style:family="table">
      <style:table-properties style:width="15.501cm" fo:break-before="auto" fo:break-after="auto" table:align="margins" fo:background-color="transparent" fo:keep-with-next="auto">
        <style:background-image/>
      </style:table-properties>
    </style:style>
    <style:style style:name="Scenariusz_23_2.A" style:display-name="Scenariusz#2.A" style:family="table-column">
      <style:table-column-properties style:column-width="1.101cm" style:rel-column-width="4650*"/>
    </style:style>
    <style:style style:name="Scenariusz_23_2.B" style:display-name="Scenariusz#2.B" style:family="table-column">
      <style:table-column-properties style:column-width="2.914cm" style:rel-column-width="12320*"/>
    </style:style>
    <style:style style:name="Scenariusz_23_2.C" style:display-name="Scenariusz#2.C" style:family="table-column">
      <style:table-column-properties style:column-width="4.554cm" style:rel-column-width="19256*"/>
    </style:style>
    <style:style style:name="Scenariusz_23_2.D" style:display-name="Scenariusz#2.D" style:family="table-column">
      <style:table-column-properties style:column-width="3.831cm" style:rel-column-width="16196*"/>
    </style:style>
    <style:style style:name="Scenariusz_23_2.E" style:display-name="Scenariusz#2.E" style:family="table-column">
      <style:table-column-properties style:column-width="3.101cm" style:rel-column-width="13113*"/>
    </style:style>
    <style:style style:name="Scenariusz_23_2.1" style:display-name="Scenariusz#2.1" style:family="table-row">
      <style:table-row-properties fo:background-color="#77bc65">
        <style:background-image/>
      </style:table-row-properties>
    </style:style>
    <style:style style:name="Scenariusz_23_2.A1" style:display-name="Scenariusz#2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2.A2" style:display-name="Scenariusz#2.A2" style:family="table-cell">
      <style:table-cell-properties fo:padding="0.097cm" fo:border-left="0.05pt solid #000000" fo:border-right="none" fo:border-top="none" fo:border-bottom="0.05pt solid #000000"/>
    </style:style>
    <style:style style:name="Scenariusz_23_2.C2" style:display-name="Scenariusz#2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3" style:display-name="Scenariusz#2.A3" style:family="table-cell">
      <style:table-cell-properties fo:padding="0.097cm" fo:border-left="0.05pt solid #000000" fo:border-right="none" fo:border-top="none" fo:border-bottom="0.05pt solid #000000"/>
    </style:style>
    <style:style style:name="Scenariusz_23_2.C3" style:display-name="Scenariusz#2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4" style:display-name="Scenariusz#2.A4" style:family="table-cell">
      <style:table-cell-properties fo:padding="0.097cm" fo:border-left="0.05pt solid #000000" fo:border-right="none" fo:border-top="none" fo:border-bottom="0.05pt solid #000000"/>
    </style:style>
    <style:style style:name="Scenariusz_23_2.B4" style:display-name="Scenariusz#2.B4" style:family="table-cell">
      <style:table-cell-properties fo:padding="0.097cm" fo:border-left="0.05pt solid #000000" fo:border-right="none" fo:border-top="none" fo:border-bottom="0.05pt solid #000000"/>
    </style:style>
    <style:style style:name="Scenariusz_23_2.C4" style:display-name="Scenariusz#2.C4" style:family="table-cell">
      <style:table-cell-properties fo:padding="0.097cm" fo:border-left="0.05pt solid #000000" fo:border-right="none" fo:border-top="none" fo:border-bottom="0.05pt solid #000000"/>
    </style:style>
    <style:style style:name="Scenariusz_23_2.D4" style:display-name="Scenariusz#2.D4" style:family="table-cell">
      <style:table-cell-properties fo:padding="0.097cm" fo:border-left="0.05pt solid #000000" fo:border-right="none" fo:border-top="none" fo:border-bottom="0.05pt solid #000000"/>
    </style:style>
    <style:style style:name="Scenariusz_23_2.E4" style:display-name="Scenariusz#2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5" style:display-name="Scenariusz#2.A5" style:family="table-cell">
      <style:table-cell-properties fo:padding="0.097cm" fo:border-left="0.05pt solid #000000" fo:border-right="none" fo:border-top="none" fo:border-bottom="0.05pt solid #000000"/>
    </style:style>
    <style:style style:name="Scenariusz_23_2.B5" style:display-name="Scenariusz#2.B5" style:family="table-cell">
      <style:table-cell-properties fo:padding="0.097cm" fo:border-left="0.05pt solid #000000" fo:border-right="none" fo:border-top="none" fo:border-bottom="0.05pt solid #000000"/>
    </style:style>
    <style:style style:name="Scenariusz_23_2.C5" style:display-name="Scenariusz#2.C5" style:family="table-cell">
      <style:table-cell-properties fo:padding="0.097cm" fo:border-left="0.05pt solid #000000" fo:border-right="none" fo:border-top="none" fo:border-bottom="0.05pt solid #000000"/>
    </style:style>
    <style:style style:name="Scenariusz_23_2.D5" style:display-name="Scenariusz#2.D5" style:family="table-cell">
      <style:table-cell-properties fo:padding="0.097cm" fo:border-left="0.05pt solid #000000" fo:border-right="none" fo:border-top="none" fo:border-bottom="0.05pt solid #000000"/>
    </style:style>
    <style:style style:name="Scenariusz_23_2.E5" style:display-name="Scenariusz#2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A6" style:display-name="Scenariusz#2.A6" style:family="table-cell">
      <style:table-cell-properties fo:padding="0.097cm" fo:border-left="0.05pt solid #000000" fo:border-right="none" fo:border-top="none" fo:border-bottom="0.05pt solid #000000"/>
    </style:style>
    <style:style style:name="Scenariusz_23_2.B6" style:display-name="Scenariusz#2.B6" style:family="table-cell">
      <style:table-cell-properties fo:padding="0.097cm" fo:border-left="0.05pt solid #000000" fo:border-right="none" fo:border-top="none" fo:border-bottom="0.05pt solid #000000"/>
    </style:style>
    <style:style style:name="Scenariusz_23_2.C6" style:display-name="Scenariusz#2.C6" style:family="table-cell">
      <style:table-cell-properties fo:padding="0.097cm" fo:border-left="0.05pt solid #000000" fo:border-right="none" fo:border-top="none" fo:border-bottom="0.05pt solid #000000"/>
    </style:style>
    <style:style style:name="Scenariusz_23_2.D6" style:display-name="Scenariusz#2.D6" style:family="table-cell">
      <style:table-cell-properties fo:padding="0.097cm" fo:border-left="0.05pt solid #000000" fo:border-right="none" fo:border-top="none" fo:border-bottom="0.05pt solid #000000"/>
    </style:style>
    <style:style style:name="Scenariusz_23_2.E6" style:display-name="Scenariusz#2.E6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2.7" style:display-name="Scenariusz#2.7" style:family="table-row">
      <style:table-row-properties fo:background-color="transparent">
        <style:background-image/>
      </style:table-row-properties>
    </style:style>
    <style:style style:name="Scenariusz_23_2.A7" style:display-name="Scenariusz#2.A7" style:family="table-cell">
      <style:table-cell-properties fo:padding="0.097cm" fo:border-left="0.05pt solid #000000" fo:border-right="none" fo:border-top="none" fo:border-bottom="0.05pt solid #000000"/>
    </style:style>
    <style:style style:name="Scenariusz_23_2.B7" style:display-name="Scenariusz#2.B7" style:family="table-cell">
      <style:table-cell-properties fo:background-color="#ff4000" fo:padding="0.097cm" fo:border-left="0.05pt solid #000000" fo:border-right="none" fo:border-top="none" fo:border-bottom="0.05pt solid #000000">
        <style:background-image/>
      </style:table-cell-properties>
    </style:style>
    <style:style style:name="Scenariusz_23_2.C7" style:display-name="Scenariusz#2.C7" style:family="table-cell">
      <style:table-cell-properties fo:padding="0.097cm" fo:border-left="0.05pt solid #000000" fo:border-right="none" fo:border-top="none" fo:border-bottom="0.05pt solid #000000"/>
    </style:style>
    <style:style style:name="Scenariusz_23_2.D7" style:display-name="Scenariusz#2.D7" style:family="table-cell">
      <style:table-cell-properties fo:padding="0.097cm" fo:border-left="0.05pt solid #000000" fo:border-right="none" fo:border-top="none" fo:border-bottom="0.05pt solid #000000"/>
    </style:style>
    <style:style style:name="Scenariusz_23_2.E7" style:display-name="Scenariusz#2.E7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" style:display-name="Scenariusz#3" style:family="table">
      <style:table-properties style:width="15.501cm" fo:break-before="auto" fo:break-after="auto" table:align="margins" fo:background-color="transparent">
        <style:background-image/>
      </style:table-properties>
    </style:style>
    <style:style style:name="Scenariusz_23_3.A" style:display-name="Scenariusz#3.A" style:family="table-column">
      <style:table-column-properties style:column-width="1.099cm" style:rel-column-width="4644*"/>
    </style:style>
    <style:style style:name="Scenariusz_23_3.B" style:display-name="Scenariusz#3.B" style:family="table-column">
      <style:table-column-properties style:column-width="2.723cm" style:rel-column-width="11511*"/>
    </style:style>
    <style:style style:name="Scenariusz_23_3.C" style:display-name="Scenariusz#3.C" style:family="table-column">
      <style:table-column-properties style:column-width="4.748cm" style:rel-column-width="20072*"/>
    </style:style>
    <style:style style:name="Scenariusz_23_3.D" style:display-name="Scenariusz#3.D" style:family="table-column">
      <style:table-column-properties style:column-width="3.829cm" style:rel-column-width="16189*"/>
    </style:style>
    <style:style style:name="Scenariusz_23_3.E" style:display-name="Scenariusz#3.E" style:family="table-column">
      <style:table-column-properties style:column-width="3.103cm" style:rel-column-width="13119*"/>
    </style:style>
    <style:style style:name="Scenariusz_23_3.1" style:display-name="Scenariusz#3.1" style:family="table-row">
      <style:table-row-properties fo:background-color="#77bc65">
        <style:background-image/>
      </style:table-row-properties>
    </style:style>
    <style:style style:name="Scenariusz_23_3.A1" style:display-name="Scenariusz#3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3.A2" style:display-name="Scenariusz#3.A2" style:family="table-cell">
      <style:table-cell-properties fo:padding="0.097cm" fo:border-left="0.05pt solid #000000" fo:border-right="none" fo:border-top="none" fo:border-bottom="0.05pt solid #000000"/>
    </style:style>
    <style:style style:name="Scenariusz_23_3.C2" style:display-name="Scenariusz#3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3" style:display-name="Scenariusz#3.A3" style:family="table-cell">
      <style:table-cell-properties fo:padding="0.097cm" fo:border-left="0.05pt solid #000000" fo:border-right="none" fo:border-top="none" fo:border-bottom="0.05pt solid #000000"/>
    </style:style>
    <style:style style:name="Scenariusz_23_3.C3" style:display-name="Scenariusz#3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4" style:display-name="Scenariusz#3.A4" style:family="table-cell">
      <style:table-cell-properties fo:padding="0.097cm" fo:border-left="0.05pt solid #000000" fo:border-right="none" fo:border-top="none" fo:border-bottom="0.05pt solid #000000"/>
    </style:style>
    <style:style style:name="Scenariusz_23_3.B4" style:display-name="Scenariusz#3.B4" style:family="table-cell">
      <style:table-cell-properties fo:padding="0.097cm" fo:border-left="0.05pt solid #000000" fo:border-right="none" fo:border-top="none" fo:border-bottom="0.05pt solid #000000"/>
    </style:style>
    <style:style style:name="Scenariusz_23_3.C4" style:display-name="Scenariusz#3.C4" style:family="table-cell">
      <style:table-cell-properties fo:padding="0.097cm" fo:border-left="0.05pt solid #000000" fo:border-right="none" fo:border-top="none" fo:border-bottom="0.05pt solid #000000"/>
    </style:style>
    <style:style style:name="Scenariusz_23_3.D4" style:display-name="Scenariusz#3.D4" style:family="table-cell">
      <style:table-cell-properties fo:padding="0.097cm" fo:border-left="0.05pt solid #000000" fo:border-right="none" fo:border-top="none" fo:border-bottom="0.05pt solid #000000"/>
    </style:style>
    <style:style style:name="Scenariusz_23_3.E4" style:display-name="Scenariusz#3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5" style:display-name="Scenariusz#3.5" style:family="table-row">
      <style:table-row-properties fo:background-color="transparent">
        <style:background-image/>
      </style:table-row-properties>
    </style:style>
    <style:style style:name="Scenariusz_23_3.A5" style:display-name="Scenariusz#3.A5" style:family="table-cell">
      <style:table-cell-properties fo:padding="0.097cm" fo:border-left="0.05pt solid #000000" fo:border-right="none" fo:border-top="none" fo:border-bottom="0.05pt solid #000000"/>
    </style:style>
    <style:style style:name="Scenariusz_23_3.B5" style:display-name="Scenariusz#3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cenariusz_23_3.C5" style:display-name="Scenariusz#3.C5" style:family="table-cell">
      <style:table-cell-properties fo:padding="0.097cm" fo:border-left="0.05pt solid #000000" fo:border-right="none" fo:border-top="none" fo:border-bottom="0.05pt solid #000000"/>
    </style:style>
    <style:style style:name="Scenariusz_23_3.D5" style:display-name="Scenariusz#3.D5" style:family="table-cell">
      <style:table-cell-properties fo:padding="0.097cm" fo:border-left="0.05pt solid #000000" fo:border-right="none" fo:border-top="none" fo:border-bottom="0.05pt solid #000000"/>
    </style:style>
    <style:style style:name="Scenariusz_23_3.E5" style:display-name="Scenariusz#3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6" style:display-name="Scenariusz#3.A6" style:family="table-cell">
      <style:table-cell-properties fo:padding="0.097cm" fo:border-left="0.05pt solid #000000" fo:border-right="none" fo:border-top="none" fo:border-bottom="0.05pt solid #000000"/>
    </style:style>
    <style:style style:name="Scenariusz_23_3.B6" style:display-name="Scenariusz#3.B6" style:family="table-cell">
      <style:table-cell-properties fo:padding="0.097cm" fo:border-left="0.05pt solid #000000" fo:border-right="none" fo:border-top="none" fo:border-bottom="0.05pt solid #000000"/>
    </style:style>
    <style:style style:name="Scenariusz_23_3.C6" style:display-name="Scenariusz#3.C6" style:family="table-cell">
      <style:table-cell-properties fo:padding="0.097cm" fo:border-left="0.05pt solid #000000" fo:border-right="none" fo:border-top="none" fo:border-bottom="0.05pt solid #000000"/>
    </style:style>
    <style:style style:name="Scenariusz_23_3.D6" style:display-name="Scenariusz#3.D6" style:family="table-cell">
      <style:table-cell-properties fo:padding="0.097cm" fo:border-left="0.05pt solid #000000" fo:border-right="none" fo:border-top="none" fo:border-bottom="0.05pt solid #000000"/>
    </style:style>
    <style:style style:name="Scenariusz_23_3.E6" style:display-name="Scenariusz#3.E6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7" style:display-name="Scenariusz#3.A7" style:family="table-cell">
      <style:table-cell-properties fo:padding="0.097cm" fo:border-left="0.05pt solid #000000" fo:border-right="none" fo:border-top="none" fo:border-bottom="0.05pt solid #000000"/>
    </style:style>
    <style:style style:name="Scenariusz_23_3.B7" style:display-name="Scenariusz#3.B7" style:family="table-cell">
      <style:table-cell-properties fo:padding="0.097cm" fo:border-left="0.05pt solid #000000" fo:border-right="none" fo:border-top="none" fo:border-bottom="0.05pt solid #000000"/>
    </style:style>
    <style:style style:name="Scenariusz_23_3.C7" style:display-name="Scenariusz#3.C7" style:family="table-cell">
      <style:table-cell-properties fo:padding="0.097cm" fo:border-left="0.05pt solid #000000" fo:border-right="none" fo:border-top="none" fo:border-bottom="0.05pt solid #000000"/>
    </style:style>
    <style:style style:name="Scenariusz_23_3.D7" style:display-name="Scenariusz#3.D7" style:family="table-cell">
      <style:table-cell-properties fo:padding="0.097cm" fo:border-left="0.05pt solid #000000" fo:border-right="none" fo:border-top="none" fo:border-bottom="0.05pt solid #000000"/>
    </style:style>
    <style:style style:name="Scenariusz_23_3.E7" style:display-name="Scenariusz#3.E7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8" style:display-name="Scenariusz#3.A8" style:family="table-cell">
      <style:table-cell-properties fo:padding="0.097cm" fo:border-left="0.05pt solid #000000" fo:border-right="none" fo:border-top="none" fo:border-bottom="0.05pt solid #000000"/>
    </style:style>
    <style:style style:name="Scenariusz_23_3.B8" style:display-name="Scenariusz#3.B8" style:family="table-cell">
      <style:table-cell-properties fo:padding="0.097cm" fo:border-left="0.05pt solid #000000" fo:border-right="none" fo:border-top="none" fo:border-bottom="0.05pt solid #000000"/>
    </style:style>
    <style:style style:name="Scenariusz_23_3.C8" style:display-name="Scenariusz#3.C8" style:family="table-cell">
      <style:table-cell-properties fo:padding="0.097cm" fo:border-left="0.05pt solid #000000" fo:border-right="none" fo:border-top="none" fo:border-bottom="0.05pt solid #000000"/>
    </style:style>
    <style:style style:name="Scenariusz_23_3.D8" style:display-name="Scenariusz#3.D8" style:family="table-cell">
      <style:table-cell-properties fo:padding="0.097cm" fo:border-left="0.05pt solid #000000" fo:border-right="none" fo:border-top="none" fo:border-bottom="0.05pt solid #000000"/>
    </style:style>
    <style:style style:name="Scenariusz_23_3.E8" style:display-name="Scenariusz#3.E8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3.A9" style:display-name="Scenariusz#3.A9" style:family="table-cell">
      <style:table-cell-properties fo:padding="0.097cm" fo:border-left="0.05pt solid #000000" fo:border-right="none" fo:border-top="none" fo:border-bottom="0.05pt solid #000000"/>
    </style:style>
    <style:style style:name="Scenariusz_23_3.B9" style:display-name="Scenariusz#3.B9" style:family="table-cell">
      <style:table-cell-properties fo:padding="0.097cm" fo:border-left="0.05pt solid #000000" fo:border-right="none" fo:border-top="none" fo:border-bottom="0.05pt solid #000000"/>
    </style:style>
    <style:style style:name="Scenariusz_23_3.C9" style:display-name="Scenariusz#3.C9" style:family="table-cell">
      <style:table-cell-properties fo:padding="0.097cm" fo:border-left="0.05pt solid #000000" fo:border-right="none" fo:border-top="none" fo:border-bottom="0.05pt solid #000000"/>
    </style:style>
    <style:style style:name="Scenariusz_23_3.D9" style:display-name="Scenariusz#3.D9" style:family="table-cell">
      <style:table-cell-properties fo:padding="0.097cm" fo:border-left="0.05pt solid #000000" fo:border-right="none" fo:border-top="none" fo:border-bottom="0.05pt solid #000000"/>
    </style:style>
    <style:style style:name="Scenariusz_23_3.E9" style:display-name="Scenariusz#3.E9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" style:display-name="Scenariusz#4" style:family="table">
      <style:table-properties style:width="15.501cm" table:align="margins" fo:background-color="transparent">
        <style:background-image/>
      </style:table-properties>
    </style:style>
    <style:style style:name="Scenariusz_23_4.A" style:display-name="Scenariusz#4.A" style:family="table-column">
      <style:table-column-properties style:column-width="1.101cm" style:rel-column-width="4650*"/>
    </style:style>
    <style:style style:name="Scenariusz_23_4.B" style:display-name="Scenariusz#4.B" style:family="table-column">
      <style:table-column-properties style:column-width="2.914cm" style:rel-column-width="12320*"/>
    </style:style>
    <style:style style:name="Scenariusz_23_4.C" style:display-name="Scenariusz#4.C" style:family="table-column">
      <style:table-column-properties style:column-width="4.554cm" style:rel-column-width="19256*"/>
    </style:style>
    <style:style style:name="Scenariusz_23_4.D" style:display-name="Scenariusz#4.D" style:family="table-column">
      <style:table-column-properties style:column-width="3.831cm" style:rel-column-width="16196*"/>
    </style:style>
    <style:style style:name="Scenariusz_23_4.E" style:display-name="Scenariusz#4.E" style:family="table-column">
      <style:table-column-properties style:column-width="3.101cm" style:rel-column-width="13113*"/>
    </style:style>
    <style:style style:name="Scenariusz_23_4.1" style:display-name="Scenariusz#4.1" style:family="table-row">
      <style:table-row-properties fo:background-color="#77bc65">
        <style:background-image/>
      </style:table-row-properties>
    </style:style>
    <style:style style:name="Scenariusz_23_4.A1" style:display-name="Scenariusz#4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4.A2" style:display-name="Scenariusz#4.A2" style:family="table-cell">
      <style:table-cell-properties fo:padding="0.097cm" fo:border-left="0.05pt solid #000000" fo:border-right="none" fo:border-top="none" fo:border-bottom="0.05pt solid #000000"/>
    </style:style>
    <style:style style:name="Scenariusz_23_4.C2" style:display-name="Scenariusz#4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3" style:display-name="Scenariusz#4.A3" style:family="table-cell">
      <style:table-cell-properties fo:padding="0.097cm" fo:border-left="0.05pt solid #000000" fo:border-right="none" fo:border-top="none" fo:border-bottom="0.05pt solid #000000"/>
    </style:style>
    <style:style style:name="Scenariusz_23_4.C3" style:display-name="Scenariusz#4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4" style:display-name="Scenariusz#4.A4" style:family="table-cell">
      <style:table-cell-properties fo:padding="0.097cm" fo:border-left="0.05pt solid #000000" fo:border-right="none" fo:border-top="none" fo:border-bottom="0.05pt solid #000000"/>
    </style:style>
    <style:style style:name="Scenariusz_23_4.B4" style:display-name="Scenariusz#4.B4" style:family="table-cell">
      <style:table-cell-properties fo:padding="0.097cm" fo:border-left="0.05pt solid #000000" fo:border-right="none" fo:border-top="none" fo:border-bottom="0.05pt solid #000000"/>
    </style:style>
    <style:style style:name="Scenariusz_23_4.C4" style:display-name="Scenariusz#4.C4" style:family="table-cell">
      <style:table-cell-properties fo:padding="0.097cm" fo:border-left="0.05pt solid #000000" fo:border-right="none" fo:border-top="none" fo:border-bottom="0.05pt solid #000000"/>
    </style:style>
    <style:style style:name="Scenariusz_23_4.D4" style:display-name="Scenariusz#4.D4" style:family="table-cell">
      <style:table-cell-properties fo:padding="0.097cm" fo:border-left="0.05pt solid #000000" fo:border-right="none" fo:border-top="none" fo:border-bottom="0.05pt solid #000000"/>
    </style:style>
    <style:style style:name="Scenariusz_23_4.E4" style:display-name="Scenariusz#4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5" style:display-name="Scenariusz#4.5" style:family="table-row">
      <style:table-row-properties fo:background-color="transparent">
        <style:background-image/>
      </style:table-row-properties>
    </style:style>
    <style:style style:name="Scenariusz_23_4.A5" style:display-name="Scenariusz#4.A5" style:family="table-cell">
      <style:table-cell-properties fo:padding="0.097cm" fo:border-left="0.05pt solid #000000" fo:border-right="none" fo:border-top="none" fo:border-bottom="0.05pt solid #000000"/>
    </style:style>
    <style:style style:name="Scenariusz_23_4.B5" style:display-name="Scenariusz#4.B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cenariusz_23_4.C5" style:display-name="Scenariusz#4.C5" style:family="table-cell">
      <style:table-cell-properties fo:padding="0.097cm" fo:border-left="0.05pt solid #000000" fo:border-right="none" fo:border-top="none" fo:border-bottom="0.05pt solid #000000"/>
    </style:style>
    <style:style style:name="Scenariusz_23_4.E5" style:display-name="Scenariusz#4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4.A6" style:display-name="Scenariusz#4.A6" style:family="table-cell">
      <style:table-cell-properties fo:padding="0.097cm" fo:border-left="0.05pt solid #000000" fo:border-right="none" fo:border-top="none" fo:border-bottom="0.05pt solid #000000"/>
    </style:style>
    <style:style style:name="Scenariusz_23_4.B6" style:display-name="Scenariusz#4.B6" style:family="table-cell">
      <style:table-cell-properties fo:padding="0.097cm" fo:border-left="0.05pt solid #000000" fo:border-right="none" fo:border-top="none" fo:border-bottom="0.05pt solid #000000"/>
    </style:style>
    <style:style style:name="Scenariusz_23_4.C6" style:display-name="Scenariusz#4.C6" style:family="table-cell">
      <style:table-cell-properties fo:padding="0.097cm" fo:border-left="0.05pt solid #000000" fo:border-right="none" fo:border-top="none" fo:border-bottom="0.05pt solid #000000"/>
    </style:style>
    <style:style style:name="Scenariusz_23_4.D6" style:display-name="Scenariusz#4.D6" style:family="table-cell">
      <style:table-cell-properties fo:padding="0.097cm" fo:border-left="0.05pt solid #000000" fo:border-right="none" fo:border-top="none" fo:border-bottom="0.05pt solid #000000"/>
    </style:style>
    <style:style style:name="Scenariusz_23_4.E6" style:display-name="Scenariusz#4.E6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" style:display-name="Scenariusz#5" style:family="table">
      <style:table-properties style:width="15.501cm" table:align="margins" fo:background-color="transparent">
        <style:background-image/>
      </style:table-properties>
    </style:style>
    <style:style style:name="Scenariusz_23_5.A" style:display-name="Scenariusz#5.A" style:family="table-column">
      <style:table-column-properties style:column-width="1.101cm" style:rel-column-width="4650*"/>
    </style:style>
    <style:style style:name="Scenariusz_23_5.B" style:display-name="Scenariusz#5.B" style:family="table-column">
      <style:table-column-properties style:column-width="2.914cm" style:rel-column-width="12320*"/>
    </style:style>
    <style:style style:name="Scenariusz_23_5.C" style:display-name="Scenariusz#5.C" style:family="table-column">
      <style:table-column-properties style:column-width="4.554cm" style:rel-column-width="19256*"/>
    </style:style>
    <style:style style:name="Scenariusz_23_5.D" style:display-name="Scenariusz#5.D" style:family="table-column">
      <style:table-column-properties style:column-width="3.831cm" style:rel-column-width="16196*"/>
    </style:style>
    <style:style style:name="Scenariusz_23_5.E" style:display-name="Scenariusz#5.E" style:family="table-column">
      <style:table-column-properties style:column-width="3.101cm" style:rel-column-width="13113*"/>
    </style:style>
    <style:style style:name="Scenariusz_23_5.1" style:display-name="Scenariusz#5.1" style:family="table-row">
      <style:table-row-properties fo:background-color="#77bc65">
        <style:background-image/>
      </style:table-row-properties>
    </style:style>
    <style:style style:name="Scenariusz_23_5.A1" style:display-name="Scenariusz#5.A1" style:family="table-cell">
      <style:table-cell-properties fo:background-color="transparent" fo:padding="0.097cm" fo:border="0.05pt solid #000000">
        <style:background-image/>
      </style:table-cell-properties>
    </style:style>
    <style:style style:name="Scenariusz_23_5.A2" style:display-name="Scenariusz#5.A2" style:family="table-cell">
      <style:table-cell-properties fo:padding="0.097cm" fo:border-left="0.05pt solid #000000" fo:border-right="none" fo:border-top="none" fo:border-bottom="0.05pt solid #000000"/>
    </style:style>
    <style:style style:name="Scenariusz_23_5.C2" style:display-name="Scenariusz#5.C2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.A3" style:display-name="Scenariusz#5.A3" style:family="table-cell">
      <style:table-cell-properties fo:padding="0.097cm" fo:border-left="0.05pt solid #000000" fo:border-right="none" fo:border-top="none" fo:border-bottom="0.05pt solid #000000"/>
    </style:style>
    <style:style style:name="Scenariusz_23_5.C3" style:display-name="Scenariusz#5.C3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.A4" style:display-name="Scenariusz#5.A4" style:family="table-cell">
      <style:table-cell-properties fo:padding="0.097cm" fo:border-left="0.05pt solid #000000" fo:border-right="none" fo:border-top="none" fo:border-bottom="0.05pt solid #000000"/>
    </style:style>
    <style:style style:name="Scenariusz_23_5.B4" style:display-name="Scenariusz#5.B4" style:family="table-cell">
      <style:table-cell-properties fo:padding="0.097cm" fo:border-left="0.05pt solid #000000" fo:border-right="none" fo:border-top="none" fo:border-bottom="0.05pt solid #000000"/>
    </style:style>
    <style:style style:name="Scenariusz_23_5.C4" style:display-name="Scenariusz#5.C4" style:family="table-cell">
      <style:table-cell-properties fo:padding="0.097cm" fo:border-left="0.05pt solid #000000" fo:border-right="none" fo:border-top="none" fo:border-bottom="0.05pt solid #000000"/>
    </style:style>
    <style:style style:name="Scenariusz_23_5.D4" style:display-name="Scenariusz#5.D4" style:family="table-cell">
      <style:table-cell-properties fo:padding="0.097cm" fo:border-left="0.05pt solid #000000" fo:border-right="none" fo:border-top="none" fo:border-bottom="0.05pt solid #000000"/>
    </style:style>
    <style:style style:name="Scenariusz_23_5.E4" style:display-name="Scenariusz#5.E4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5.5" style:display-name="Scenariusz#5.5" style:family="table-row">
      <style:table-row-properties style:min-row-height="2.238cm"/>
    </style:style>
    <style:style style:name="Scenariusz_23_5.A5" style:display-name="Scenariusz#5.A5" style:family="table-cell">
      <style:table-cell-properties fo:padding="0.097cm" fo:border-left="0.05pt solid #000000" fo:border-right="none" fo:border-top="none" fo:border-bottom="0.05pt solid #000000"/>
    </style:style>
    <style:style style:name="Scenariusz_23_5.B5" style:display-name="Scenariusz#5.B5" style:family="table-cell">
      <style:table-cell-properties fo:padding="0.097cm" fo:border-left="0.05pt solid #000000" fo:border-right="none" fo:border-top="none" fo:border-bottom="0.05pt solid #000000"/>
    </style:style>
    <style:style style:name="Scenariusz_23_5.C5" style:display-name="Scenariusz#5.C5" style:family="table-cell">
      <style:table-cell-properties fo:padding="0.097cm" fo:border-left="0.05pt solid #000000" fo:border-right="none" fo:border-top="none" fo:border-bottom="0.05pt solid #000000"/>
    </style:style>
    <style:style style:name="Scenariusz_23_5.D5" style:display-name="Scenariusz#5.D5" style:family="table-cell">
      <style:table-cell-properties fo:padding="0.097cm" fo:border-left="0.05pt solid #000000" fo:border-right="none" fo:border-top="none" fo:border-bottom="0.05pt solid #000000"/>
    </style:style>
    <style:style style:name="Scenariusz_23_5.E5" style:display-name="Scenariusz#5.E5" style:family="table-cell">
      <style:table-cell-properties fo:padding="0.097cm" fo:border-left="0.05pt solid #000000" fo:border-right="0.05pt solid #000000" fo:border-top="none" fo:border-bottom="0.05pt solid #000000"/>
    </style:style>
    <style:style style:name="Scenariusz_23_6" style:display-name="Scenariusz#6" style:family="table">
      <style:table-properties style:width="15.501cm" table:align="margins"/>
    </style:style>
    <style:style style:name="Scenariusz_23_6.A" style:display-name="Scenariusz#6.A" style:family="table-column">
      <style:table-column-properties style:column-width="1.101cm" style:rel-column-width="4650*"/>
    </style:style>
    <style:style style:name="Scenariusz_23_6.B" style:display-name="Scenariusz#6.B" style:family="table-column">
      <style:table-column-properties style:column-width="2.914cm" style:rel-column-width="12320*"/>
    </style:style>
    <style:style style:name="Scenariusz_23_6.C" style:display-name="Scenariusz#6.C" style:family="table-column">
      <style:table-column-properties style:column-width="4.554cm" style:rel-column-width="19256*"/>
    </style:style>
    <style:style style:name="Scenariusz_23_6.D" style:display-name="Scenariusz#6.D" style:family="table-column">
      <style:table-column-properties style:column-width="3.831cm" style:rel-column-width="16196*"/>
    </style:style>
    <style:style style:name="Scenariusz_23_6.E" style:display-name="Scenariusz#6.E" style:family="table-column">
      <style:table-column-properties style:column-width="3.101cm" style:rel-column-width="13113*"/>
    </style:style>
    <style:style style:name="Scenariusz_23_6.A1" style:display-name="Scenariusz#6.A1" style:family="table-cell">
      <style:table-cell-properties fo:padding="0.097cm" fo:border="0.05pt solid #000000"/>
    </style:style>
    <style:style style:name="Scenariusz_23_6.A2" style:display-name="Scenariusz#6.A2" style:family="table-cell">
      <style:table-cell-properties fo:padding="0.097cm" fo:border-left="0.05pt solid #000000" fo:border-right="none" fo:border-top="none" fo:border-bottom="0.05pt solid #000000"/>
    </style:style>
    <style:style style:name="Scenariusz_23_6.C2" style:display-name="Scenariusz#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5.501cm" table:align="margins" fo:background-color="transparent">
        <style:background-image/>
      </style:table-properties>
    </style:style>
    <style:style style:name="Tabela1.A" style:family="table-column">
      <style:table-column-properties style:column-width="1.101cm" style:rel-column-width="4650*"/>
    </style:style>
    <style:style style:name="Tabela1.B" style:family="table-column">
      <style:table-column-properties style:column-width="2.914cm" style:rel-column-width="12320*"/>
    </style:style>
    <style:style style:name="Tabela1.C" style:family="table-column">
      <style:table-column-properties style:column-width="4.554cm" style:rel-column-width="19256*"/>
    </style:style>
    <style:style style:name="Tabela1.D" style:family="table-column">
      <style:table-column-properties style:column-width="3.831cm" style:rel-column-width="16196*"/>
    </style:style>
    <style:style style:name="Tabela1.E" style:family="table-column">
      <style:table-column-properties style:column-width="3.101cm" style:rel-column-width="13113*"/>
    </style:style>
    <style:style style:name="Tabela1.1" style:family="table-row">
      <style:table-row-properties fo:background-color="#77bc65">
        <style:background-image/>
      </style:table-row-properties>
    </style:style>
    <style:style style:name="Tabela1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none" fo:border-top="none" fo:border-bottom="0.05pt solid #000000"/>
    </style:style>
    <style:style style:name="Tabe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none" fo:border-top="none" fo:border-bottom="0.05pt solid #000000"/>
    </style:style>
    <style:style style:name="Tabe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none" fo:border-top="none" fo:border-bottom="0.05pt solid #000000"/>
    </style:style>
    <style:style style:name="Tabe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5.501cm" table:align="margins"/>
    </style:style>
    <style:style style:name="Tabela2.A" style:family="table-column">
      <style:table-column-properties style:column-width="1.101cm" style:rel-column-width="4650*"/>
    </style:style>
    <style:style style:name="Tabela2.B" style:family="table-column">
      <style:table-column-properties style:column-width="2.914cm" style:rel-column-width="12320*"/>
    </style:style>
    <style:style style:name="Tabela2.C" style:family="table-column">
      <style:table-column-properties style:column-width="4.554cm" style:rel-column-width="19256*"/>
    </style:style>
    <style:style style:name="Tabela2.D" style:family="table-column">
      <style:table-column-properties style:column-width="3.831cm" style:rel-column-width="16196*"/>
    </style:style>
    <style:style style:name="Tabela2.E" style:family="table-column">
      <style:table-column-properties style:column-width="3.1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a530" officeooo:paragraph-rsid="000aede8"/>
    </style:style>
    <style:style style:name="P2" style:family="paragraph" style:parent-style-name="Standard">
      <style:text-properties officeooo:rsid="0008a530" officeooo:paragraph-rsid="000eae7a"/>
    </style:style>
    <style:style style:name="P3" style:family="paragraph" style:parent-style-name="Standard">
      <style:text-properties officeooo:rsid="0008a530" officeooo:paragraph-rsid="0010b0e6"/>
    </style:style>
    <style:style style:name="P4" style:family="paragraph" style:parent-style-name="Standard">
      <style:text-properties officeooo:rsid="0008a530" officeooo:paragraph-rsid="0011ee8a"/>
    </style:style>
    <style:style style:name="P5" style:family="paragraph" style:parent-style-name="Standard">
      <style:text-properties officeooo:rsid="0008a530" officeooo:paragraph-rsid="00136ffd"/>
    </style:style>
    <style:style style:name="P6" style:family="paragraph" style:parent-style-name="Standard">
      <style:text-properties officeooo:rsid="0008a530" officeooo:paragraph-rsid="00168ab7"/>
    </style:style>
    <style:style style:name="P7" style:family="paragraph" style:parent-style-name="Standard">
      <style:text-properties officeooo:rsid="0008a530" officeooo:paragraph-rsid="0020ecc7"/>
    </style:style>
    <style:style style:name="P8" style:family="paragraph" style:parent-style-name="Standard">
      <style:text-properties officeooo:rsid="0008a530" officeooo:paragraph-rsid="002aef68"/>
    </style:style>
    <style:style style:name="P9" style:family="paragraph" style:parent-style-name="Standard">
      <style:text-properties officeooo:rsid="0008a530" officeooo:paragraph-rsid="002efaa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8a530" officeooo:paragraph-rsid="00225d8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3f2d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4d0d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5c37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officeooo:rsid="000eae7a" officeooo:paragraph-rsid="0027ccc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3f2d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4d0d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5c37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bold" officeooo:rsid="000eae7a" officeooo:paragraph-rsid="0027ccc0" style:font-weight-asian="bold" style:font-weight-complex="bold"/>
    </style:style>
    <style:style style:name="P19" style:family="paragraph" style:parent-style-name="Standard">
      <style:text-properties style:font-name="Times New Roman" officeooo:rsid="0008a530" officeooo:paragraph-rsid="0008a530"/>
    </style:style>
    <style:style style:name="P20" style:family="paragraph" style:parent-style-name="Standard">
      <style:text-properties style:font-name="Times New Roman" officeooo:rsid="0008a530" officeooo:paragraph-rsid="002e4753"/>
    </style:style>
    <style:style style:name="P21" style:family="paragraph" style:parent-style-name="Standard">
      <style:text-properties style:font-name="Times New Roman" officeooo:rsid="000eae7a" officeooo:paragraph-rsid="0008a530"/>
    </style:style>
    <style:style style:name="P22" style:family="paragraph" style:parent-style-name="Standard">
      <style:text-properties style:font-name="Times New Roman" officeooo:rsid="000eae7a" officeooo:paragraph-rsid="000eae7a"/>
    </style:style>
    <style:style style:name="P23" style:family="paragraph" style:parent-style-name="Standard">
      <style:text-properties style:font-name="Times New Roman" officeooo:rsid="000eae7a" officeooo:paragraph-rsid="0011ee8a"/>
    </style:style>
    <style:style style:name="P24" style:family="paragraph" style:parent-style-name="Standard">
      <style:text-properties style:font-name="Times New Roman" officeooo:rsid="0010b0e6" officeooo:paragraph-rsid="0010b0e6"/>
    </style:style>
    <style:style style:name="P25" style:family="paragraph" style:parent-style-name="Standard">
      <style:text-properties style:font-name="Times New Roman" officeooo:paragraph-rsid="000eae7a"/>
    </style:style>
    <style:style style:name="P26" style:family="paragraph" style:parent-style-name="Standard">
      <style:text-properties style:font-name="Times New Roman" officeooo:paragraph-rsid="0011ee8a"/>
    </style:style>
    <style:style style:name="P27" style:family="paragraph" style:parent-style-name="Standard">
      <style:text-properties style:font-name="Times New Roman" officeooo:rsid="0011ee8a" officeooo:paragraph-rsid="0011ee8a"/>
    </style:style>
    <style:style style:name="P28" style:family="paragraph" style:parent-style-name="Standard">
      <style:text-properties style:font-name="Times New Roman" officeooo:rsid="0011ee8a" officeooo:paragraph-rsid="00168ab7"/>
    </style:style>
    <style:style style:name="P29" style:family="paragraph" style:parent-style-name="Standard">
      <style:text-properties style:font-name="Times New Roman" officeooo:paragraph-rsid="00136ffd"/>
    </style:style>
    <style:style style:name="P30" style:family="paragraph" style:parent-style-name="Standard">
      <style:text-properties style:font-name="Times New Roman" officeooo:rsid="0020ecc7" officeooo:paragraph-rsid="0020ecc7"/>
    </style:style>
    <style:style style:name="P31" style:family="paragraph" style:parent-style-name="Standard">
      <style:text-properties style:font-name="Times New Roman" officeooo:rsid="00234c2b" officeooo:paragraph-rsid="00234c2b"/>
    </style:style>
    <style:style style:name="P32" style:family="paragraph" style:parent-style-name="Standard">
      <style:text-properties style:font-name="Times New Roman" officeooo:paragraph-rsid="002aef68"/>
    </style:style>
    <style:style style:name="P33" style:family="paragraph" style:parent-style-name="Standard">
      <style:text-properties style:font-name="Times New Roman" officeooo:paragraph-rsid="002efaad"/>
    </style:style>
    <style:style style:name="P34" style:family="paragraph" style:parent-style-name="Standard">
      <style:text-properties style:font-name="Times New Roman" fo:font-weight="normal" officeooo:rsid="0012befb" officeooo:paragraph-rsid="0012bef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weight="normal" officeooo:rsid="0020ecc7" officeooo:paragraph-rsid="0027ccc0" style:font-weight-asian="normal" style:font-weight-complex="normal"/>
    </style:style>
    <style:style style:name="P36" style:family="paragraph" style:parent-style-name="Standard">
      <style:text-properties officeooo:paragraph-rsid="002efaad"/>
    </style:style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weight="bold" officeooo:rsid="00225d83" officeooo:paragraph-rsid="00225d8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0a6fd8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0eae7a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11ee8a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136ff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2aef6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weight="bold" officeooo:rsid="000a6fd8" officeooo:paragraph-rsid="002efaa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weight="bold" officeooo:paragraph-rsid="002aef68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weight="bold" officeooo:paragraph-rsid="002efaad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3e821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aef68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weight="bold" officeooo:rsid="0023e821" officeooo:paragraph-rsid="002efaad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weight="normal" officeooo:rsid="00225d83" officeooo:paragraph-rsid="00225d83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weight="normal" officeooo:rsid="0024d0d0" officeooo:paragraph-rsid="0024d0d0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weight="normal" officeooo:rsid="0025c37f" officeooo:paragraph-rsid="0025c37f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3e821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aef68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weight="normal" officeooo:rsid="0023e821" officeooo:paragraph-rsid="002efaad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weight="normal" officeooo:rsid="002aef68" officeooo:paragraph-rsid="002aef68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0a6fd8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0eae7a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11ee8a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136ffd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2aef68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officeooo:rsid="000a6fd8" officeooo:paragraph-rsid="002efaad"/>
    </style:style>
    <style:style style:name="P64" style:family="paragraph" style:parent-style-name="Table_20_Contents">
      <style:text-properties style:font-name="Times New Roman" officeooo:rsid="000aede8" officeooo:paragraph-rsid="000aede8"/>
    </style:style>
    <style:style style:name="P65" style:family="paragraph" style:parent-style-name="Table_20_Contents">
      <style:text-properties style:font-name="Times New Roman" officeooo:rsid="000aede8" officeooo:paragraph-rsid="000eae7a"/>
    </style:style>
    <style:style style:name="P66" style:family="paragraph" style:parent-style-name="Table_20_Contents">
      <style:text-properties style:font-name="Times New Roman" officeooo:rsid="000aede8" officeooo:paragraph-rsid="0011ee8a"/>
    </style:style>
    <style:style style:name="P67" style:family="paragraph" style:parent-style-name="Table_20_Contents">
      <style:text-properties style:font-name="Times New Roman" officeooo:rsid="000aede8" officeooo:paragraph-rsid="00168ab7"/>
    </style:style>
    <style:style style:name="P68" style:family="paragraph" style:parent-style-name="Table_20_Contents">
      <style:text-properties style:font-name="Times New Roman" officeooo:rsid="000aede8" officeooo:paragraph-rsid="00136ffd"/>
    </style:style>
    <style:style style:name="P69" style:family="paragraph" style:parent-style-name="Table_20_Contents">
      <style:text-properties style:font-name="Times New Roman" officeooo:rsid="000aede8" officeooo:paragraph-rsid="0020ecc7"/>
    </style:style>
    <style:style style:name="P70" style:family="paragraph" style:parent-style-name="Table_20_Contents">
      <style:text-properties style:font-name="Times New Roman" officeooo:rsid="000aede8" officeooo:paragraph-rsid="002aef68"/>
    </style:style>
    <style:style style:name="P71" style:family="paragraph" style:parent-style-name="Table_20_Contents">
      <style:text-properties style:font-name="Times New Roman" officeooo:rsid="000aede8" officeooo:paragraph-rsid="002efaad"/>
    </style:style>
    <style:style style:name="P72" style:family="paragraph" style:parent-style-name="Table_20_Contents">
      <style:text-properties style:font-name="Times New Roman" officeooo:rsid="000c8d71" officeooo:paragraph-rsid="000c8d71"/>
    </style:style>
    <style:style style:name="P73" style:family="paragraph" style:parent-style-name="Table_20_Contents">
      <style:text-properties style:font-name="Times New Roman" officeooo:rsid="000c8d71" officeooo:paragraph-rsid="000eae7a"/>
    </style:style>
    <style:style style:name="P74" style:family="paragraph" style:parent-style-name="Table_20_Contents">
      <style:text-properties style:font-name="Times New Roman" officeooo:rsid="000eae7a" officeooo:paragraph-rsid="000eae7a"/>
    </style:style>
    <style:style style:name="P75" style:family="paragraph" style:parent-style-name="Table_20_Contents">
      <style:text-properties style:font-name="Times New Roman" officeooo:rsid="0010a16a" officeooo:paragraph-rsid="0010a16a"/>
    </style:style>
    <style:style style:name="P76" style:family="paragraph" style:parent-style-name="Table_20_Contents">
      <style:text-properties style:font-name="Times New Roman" officeooo:rsid="0010a16a" officeooo:paragraph-rsid="0010b0e6"/>
    </style:style>
    <style:style style:name="P77" style:family="paragraph" style:parent-style-name="Table_20_Contents">
      <style:text-properties style:font-name="Times New Roman" officeooo:rsid="0010b0e6" officeooo:paragraph-rsid="0010b0e6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officeooo:rsid="0010b0e6" officeooo:paragraph-rsid="0010b0e6"/>
    </style:style>
    <style:style style:name="P79" style:family="paragraph" style:parent-style-name="Table_20_Contents">
      <style:text-properties style:font-name="Times New Roman" officeooo:paragraph-rsid="000eae7a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officeooo:rsid="0011ee8a" officeooo:paragraph-rsid="0011ee8a"/>
    </style:style>
    <style:style style:name="P81" style:family="paragraph" style:parent-style-name="Table_20_Contents">
      <style:text-properties style:font-name="Times New Roman" officeooo:rsid="0011ee8a" officeooo:paragraph-rsid="0011ee8a"/>
    </style:style>
    <style:style style:name="P82" style:family="paragraph" style:parent-style-name="Table_20_Contents">
      <style:text-properties style:font-name="Times New Roman" officeooo:rsid="00168ab7" officeooo:paragraph-rsid="00168ab7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officeooo:rsid="00168ab7" officeooo:paragraph-rsid="00168ab7"/>
    </style:style>
    <style:style style:name="P84" style:family="paragraph" style:parent-style-name="Table_20_Contents">
      <style:text-properties style:font-name="Times New Roman" officeooo:rsid="0016ecad" officeooo:paragraph-rsid="0016ecad"/>
    </style:style>
    <style:style style:name="P85" style:family="paragraph" style:parent-style-name="Table_20_Contents">
      <style:text-properties style:font-name="Times New Roman" officeooo:rsid="0012befb" officeooo:paragraph-rsid="0012befb"/>
    </style:style>
    <style:style style:name="P86" style:family="paragraph" style:parent-style-name="Table_20_Contents">
      <style:text-properties style:font-name="Times New Roman" officeooo:rsid="00198e7e" officeooo:paragraph-rsid="00198e7e"/>
    </style:style>
    <style:style style:name="P87" style:family="paragraph" style:parent-style-name="Table_20_Contents">
      <style:text-properties style:font-name="Times New Roman" officeooo:rsid="0015767f" officeooo:paragraph-rsid="0015767f"/>
    </style:style>
    <style:style style:name="P88" style:family="paragraph" style:parent-style-name="Table_20_Contents">
      <style:text-properties style:font-name="Times New Roman" officeooo:rsid="001a96f1" officeooo:paragraph-rsid="001a96f1"/>
    </style:style>
    <style:style style:name="P89" style:family="paragraph" style:parent-style-name="Table_20_Contents">
      <style:text-properties style:font-name="Times New Roman" officeooo:rsid="001b6824" officeooo:paragraph-rsid="001b6824"/>
    </style:style>
    <style:style style:name="P90" style:family="paragraph" style:parent-style-name="Table_20_Contents">
      <style:text-properties style:font-name="Times New Roman" officeooo:rsid="001f7ba0" officeooo:paragraph-rsid="001f7ba0"/>
    </style:style>
    <style:style style:name="P91" style:family="paragraph" style:parent-style-name="Table_20_Contents">
      <style:text-properties style:font-name="Times New Roman" officeooo:rsid="001f7ba0" officeooo:paragraph-rsid="0020ecc7"/>
    </style:style>
    <style:style style:name="P92" style:family="paragraph" style:parent-style-name="Table_20_Contents">
      <style:text-properties style:font-name="Times New Roman" officeooo:rsid="0020ecc7" officeooo:paragraph-rsid="0020ecc7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officeooo:rsid="0020ecc7" officeooo:paragraph-rsid="0020ecc7"/>
    </style:style>
    <style:style style:name="P94" style:family="paragraph" style:parent-style-name="Table_20_Contents">
      <style:text-properties style:font-name="Times New Roman" officeooo:rsid="00234c2b" officeooo:paragraph-rsid="00234c2b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officeooo:rsid="002db43c" officeooo:paragraph-rsid="002db43c"/>
    </style:style>
    <style:style style:name="P96" style:family="paragraph" style:parent-style-name="Table_20_Contents">
      <style:text-properties style:font-name="Times New Roman" officeooo:rsid="002db43c" officeooo:paragraph-rsid="002db43c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officeooo:rsid="002db43c" officeooo:paragraph-rsid="002db43c"/>
    </style:style>
    <style:style style:name="P98" style:family="paragraph" style:parent-style-name="Table_20_Contents">
      <style:text-properties style:font-name="Times New Roman" officeooo:rsid="002e18a0" officeooo:paragraph-rsid="002e18a0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" officeooo:rsid="002e4753" officeooo:paragraph-rsid="002e4753"/>
    </style:style>
    <style:style style:name="P100" style:family="paragraph" style:parent-style-name="Table_20_Contents">
      <style:text-properties style:font-name="Times New Roman" officeooo:rsid="002e4753" officeooo:paragraph-rsid="002e4753"/>
    </style:style>
    <style:style style:name="P101" style:family="paragraph" style:parent-style-name="Table_20_Contents">
      <style:text-properties style:font-name="Times New Roman" officeooo:rsid="002e4753" officeooo:paragraph-rsid="002eaffa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officeooo:rsid="002eaffa" officeooo:paragraph-rsid="002eaffa"/>
    </style:style>
    <style:style style:name="P103" style:family="paragraph" style:parent-style-name="Table_20_Contents">
      <style:text-properties style:font-name="Times New Roman" officeooo:rsid="002eaffa" officeooo:paragraph-rsid="002eaffa"/>
    </style:style>
    <style:style style:name="P104" style:family="paragraph" style:parent-style-name="Text_20_body">
      <style:text-properties style:font-name="Times New Roman"/>
    </style:style>
    <style:style style:name="P105" style:family="paragraph" style:parent-style-name="Table_20_Contents" style:list-style-name="L1">
      <style:text-properties style:font-name="Times New Roman" officeooo:rsid="000c8d71" officeooo:paragraph-rsid="000aede8"/>
    </style:style>
    <style:style style:name="P106" style:family="paragraph" style:parent-style-name="Table_20_Contents" style:list-style-name="L1">
      <style:text-properties style:font-name="Times New Roman" officeooo:rsid="000d9fe3" officeooo:paragraph-rsid="000d9fe3"/>
    </style:style>
    <style:style style:name="P107" style:family="paragraph" style:parent-style-name="Table_20_Contents" style:list-style-name="L2">
      <style:text-properties style:font-name="Times New Roman" officeooo:paragraph-rsid="000c8d71"/>
    </style:style>
    <style:style style:name="P108" style:family="paragraph" style:parent-style-name="Table_20_Contents" style:list-style-name="L3">
      <style:text-properties style:font-name="Times New Roman" officeooo:rsid="0010a16a" officeooo:paragraph-rsid="0010a16a"/>
    </style:style>
    <style:style style:name="P109" style:family="paragraph" style:parent-style-name="Table_20_Contents" style:list-style-name="L5">
      <style:text-properties style:font-name="Times New Roman" officeooo:rsid="0010a16a" officeooo:paragraph-rsid="0010b0e6"/>
    </style:style>
    <style:style style:name="P110" style:family="paragraph" style:parent-style-name="Table_20_Contents" style:list-style-name="L6">
      <style:text-properties style:font-name="Times New Roman" officeooo:rsid="0010a16a" officeooo:paragraph-rsid="00168ab7"/>
    </style:style>
    <style:style style:name="P111" style:family="paragraph" style:parent-style-name="Table_20_Contents" style:list-style-name="L8">
      <style:text-properties style:font-name="Times New Roman" officeooo:rsid="0010a16a" officeooo:paragraph-rsid="00168ab7"/>
    </style:style>
    <style:style style:name="P112" style:family="paragraph" style:parent-style-name="Table_20_Contents" style:list-style-name="L3">
      <style:text-properties style:font-name="Times New Roman" officeooo:rsid="0010b0e6" officeooo:paragraph-rsid="0010b0e6"/>
    </style:style>
    <style:style style:name="P113" style:family="paragraph" style:parent-style-name="Table_20_Contents" style:list-style-name="L4">
      <style:text-properties style:font-name="Times New Roman" officeooo:paragraph-rsid="000eae7a"/>
    </style:style>
    <style:style style:name="P114" style:family="paragraph" style:parent-style-name="Table_20_Contents" style:list-style-name="L6">
      <style:text-properties style:font-name="Times New Roman" officeooo:rsid="00168ab7" officeooo:paragraph-rsid="00168ab7"/>
    </style:style>
    <style:style style:name="P115" style:family="paragraph" style:parent-style-name="Table_20_Contents" style:list-style-name="L7">
      <style:text-properties style:font-name="Times New Roman" officeooo:paragraph-rsid="0011ee8a"/>
    </style:style>
    <style:style style:name="P116" style:family="paragraph" style:parent-style-name="Table_20_Contents" style:list-style-name="L9">
      <style:text-properties style:font-name="Times New Roman" officeooo:rsid="0018d367" officeooo:paragraph-rsid="0018d367"/>
    </style:style>
    <style:style style:name="P117" style:family="paragraph" style:parent-style-name="Table_20_Contents" style:list-style-name="L9">
      <style:text-properties style:font-name="Times New Roman" officeooo:rsid="00198e7e" officeooo:paragraph-rsid="00198e7e"/>
    </style:style>
    <style:style style:name="P118" style:family="paragraph" style:parent-style-name="Table_20_Contents" style:list-style-name="L10">
      <style:text-properties style:font-name="Times New Roman" officeooo:rsid="00198e7e" officeooo:paragraph-rsid="00198e7e"/>
    </style:style>
    <style:style style:name="P119" style:family="paragraph" style:parent-style-name="Table_20_Contents" style:list-style-name="L11">
      <style:text-properties style:font-name="Times New Roman" officeooo:rsid="00198e7e" officeooo:paragraph-rsid="00198e7e"/>
    </style:style>
    <style:style style:name="P120" style:family="paragraph" style:parent-style-name="Table_20_Contents" style:list-style-name="L12">
      <style:text-properties style:font-name="Times New Roman" officeooo:rsid="001ed8eb" officeooo:paragraph-rsid="001ed8eb"/>
    </style:style>
    <style:style style:name="P121" style:family="paragraph" style:parent-style-name="Table_20_Contents" style:list-style-name="L12">
      <style:text-properties style:font-name="Times New Roman" officeooo:rsid="002027b8" officeooo:paragraph-rsid="002027b8"/>
    </style:style>
    <style:style style:name="P122" style:family="paragraph" style:parent-style-name="Table_20_Contents" style:list-style-name="L13">
      <style:text-properties style:font-name="Times New Roman" officeooo:rsid="0020ecc7" officeooo:paragraph-rsid="0020ecc7"/>
    </style:style>
    <style:style style:name="P123" style:family="paragraph" style:parent-style-name="Table_20_Contents" style:list-style-name="L14">
      <style:text-properties style:font-name="Times New Roman" officeooo:rsid="00225d83" officeooo:paragraph-rsid="00225d83"/>
    </style:style>
    <style:style style:name="P124" style:family="paragraph" style:parent-style-name="Table_20_Contents" style:list-style-name="L14">
      <style:text-properties style:font-name="Times New Roman" officeooo:rsid="00234c2b" officeooo:paragraph-rsid="00234c2b"/>
    </style:style>
    <style:style style:name="P125" style:family="paragraph" style:parent-style-name="Table_20_Contents" style:list-style-name="L1">
      <style:text-properties style:font-name="Times New Roman" officeooo:paragraph-rsid="00136ffd"/>
    </style:style>
    <style:style style:name="P126" style:family="paragraph" style:parent-style-name="Table_20_Contents" style:list-style-name="L1">
      <style:text-properties style:font-name="Times New Roman" officeooo:paragraph-rsid="002efaad"/>
    </style:style>
    <style:style style:name="P127" style:family="paragraph" style:parent-style-name="Table_20_Contents" style:list-style-name="L15">
      <style:paragraph-properties fo:text-align="start" style:justify-single-word="false"/>
      <style:text-properties style:font-name="Times New Roman" officeooo:rsid="002db43c" officeooo:paragraph-rsid="002db43c"/>
    </style:style>
    <style:style style:name="P128" style:family="paragraph" style:parent-style-name="Table_20_Contents" style:list-style-name="L16">
      <style:paragraph-properties fo:text-align="start" style:justify-single-word="false"/>
      <style:text-properties officeooo:rsid="002db43c" officeooo:paragraph-rsid="002db43c"/>
    </style:style>
    <style:style style:name="P129" style:family="paragraph" style:parent-style-name="Table_20_Contents" style:list-style-name="L17">
      <style:paragraph-properties fo:text-align="start" style:justify-single-word="false"/>
      <style:text-properties officeooo:rsid="002e4753" officeooo:paragraph-rsid="002e4753"/>
    </style:style>
    <style:style style:name="P130" style:family="paragraph" style:parent-style-name="Table_20_Contents" style:list-style-name="L18">
      <style:paragraph-properties fo:text-align="start" style:justify-single-word="false"/>
      <style:text-properties officeooo:rsid="002e4753" officeooo:paragraph-rsid="002e4753"/>
    </style:style>
    <style:style style:name="P131" style:family="paragraph" style:parent-style-name="Table_20_Contents" style:list-style-name="L19">
      <style:paragraph-properties fo:text-align="start" style:justify-single-word="false"/>
      <style:text-properties officeooo:rsid="002e4753" officeooo:paragraph-rsid="002eaffa"/>
    </style:style>
    <style:style style:name="T1" style:family="text">
      <style:text-properties officeooo:rsid="000eae7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befb" style:font-weight-asian="normal" style:font-weight-complex="normal"/>
    </style:style>
    <style:style style:name="T4" style:family="text">
      <style:text-properties fo:font-weight="normal" officeooo:rsid="00136ffd" style:font-weight-asian="normal" style:font-weight-complex="normal"/>
    </style:style>
    <style:style style:name="T5" style:family="text">
      <style:text-properties fo:font-weight="normal" officeooo:rsid="0020ecc7" style:font-weight-asian="normal" style:font-weight-complex="normal"/>
    </style:style>
    <style:style style:name="T6" style:family="text">
      <style:text-properties officeooo:rsid="0010a16a"/>
    </style:style>
    <style:style style:name="T7" style:family="text">
      <style:text-properties officeooo:rsid="0011ee8a"/>
    </style:style>
    <style:style style:name="T8" style:family="text">
      <style:text-properties officeooo:rsid="0012befb"/>
    </style:style>
    <style:style style:name="T9" style:family="text">
      <style:text-properties officeooo:rsid="0015767f"/>
    </style:style>
    <style:style style:name="T10" style:family="text">
      <style:text-properties officeooo:rsid="00168ab7"/>
    </style:style>
    <style:style style:name="T11" style:family="text">
      <style:text-properties officeooo:rsid="0018d367"/>
    </style:style>
    <style:style style:name="T12" style:family="text">
      <style:text-properties officeooo:rsid="00198e7e"/>
    </style:style>
    <style:style style:name="T13" style:family="text">
      <style:text-properties officeooo:rsid="001d5a2b"/>
    </style:style>
    <style:style style:name="T14" style:family="text">
      <style:text-properties officeooo:rsid="0020ecc7"/>
    </style:style>
    <style:style style:name="T15" style:family="text">
      <style:text-properties officeooo:rsid="00234c2b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font-weight="normal" officeooo:rsid="000aede8" style:font-weight-asian="normal" style:font-weight-complex="normal"/>
    </style:style>
    <style:style style:name="T19" style:family="text">
      <style:text-properties officeooo:rsid="002aef68"/>
    </style:style>
    <style:style style:name="T20" style:family="text">
      <style:text-properties officeooo:rsid="002e4753"/>
    </style:style>
    <style:style style:name="T21" style:family="text">
      <style:text-properties officeooo:rsid="002eaffa"/>
    </style:style>
    <style:style style:name="T22" style:family="text">
      <style:text-properties officeooo:rsid="002efaad"/>
    </style:style>
    <style:style style:name="T23" style:family="text">
      <style:text-properties officeooo:rsid="003064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Scenariusz#1" table:style-name="Scenariusz_23_1">
        <table:table-column table:style-name="Scenariusz_23_1.A"/>
        <table:table-column table:style-name="Scenariusz_23_1.B"/>
        <table:table-column table:style-name="Scenariusz_23_1.C"/>
        <table:table-column table:style-name="Scenariusz_23_1.D"/>
        <table:table-column table:style-name="Scenariusz_23_1.E"/>
        <table:table-header-rows>
          <table:table-row table:style-name="Scenariusz_23_1.1">
            <table:table-cell table:style-name="Scenariusz_23_1.A1" table:number-columns-spanned="5" office:value-type="string">
              <text:p text:style-name="P37">Scenariusz#1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Line1637952451840">
          <table:table-cell table:style-name="Scenariusz_23_1.A3" table:number-columns-spanned="2" office:value-type="string">
            <text:p text:style-name="P38">Cel:</text:p>
          </table:table-cell>
          <table:covered-table-cell/>
          <table:table-cell table:style-name="Scenariusz_23_1.C3" table:number-columns-spanned="3" office:value-type="string">
            <text:p text:style-name="P10"><text:span text:style-name="T18">Ładowanie </text:span><text:span text:style-name="T17">strony głównej </text:span><text:a xlink:type="simple" xlink:href="http://automationpractice.com/index.php" text:style-name="Internet_20_link" text:visited-style-name="Visited_20_Internet_20_Link"><text:span text:style-name="T17">http://automationpractice.com/index.php</text:span></text:a></text:p>
          </table:table-cell>
          <table:covered-table-cell/>
          <table:covered-table-cell/>
        </table:table-row>
        <table:table-row table:style-name="TableLine1637952446944">
          <table:table-cell table:style-name="Scenariusz_23_1.A3" table:number-columns-spanned="2" office:value-type="string">
            <text:p text:style-name="P38">Warunki wstępne:</text:p>
          </table:table-cell>
          <table:covered-table-cell/>
          <table:table-cell table:style-name="Scenariusz_23_1.C3" table:number-columns-spanned="3" office:value-type="string">
            <text:p text:style-name="P51">brak</text:p>
          </table:table-cell>
          <table:covered-table-cell/>
          <table:covered-table-cell/>
        </table:table-row>
        <table:table-row table:style-name="TableLine1637952448576">
          <table:table-cell table:style-name="Scenariusz_23_1.A5" office:value-type="string">
            <text:p text:style-name="P39">Lp</text:p>
          </table:table-cell>
          <table:table-cell table:style-name="Scenariusz_23_1.B5" office:value-type="string">
            <text:p text:style-name="P39">Nazwa</text:p>
          </table:table-cell>
          <table:table-cell table:style-name="Scenariusz_23_1.C5" office:value-type="string">
            <text:p text:style-name="P39">Warunki wstępne</text:p>
          </table:table-cell>
          <table:table-cell table:style-name="Scenariusz_23_1.D5" office:value-type="string">
            <text:p text:style-name="P39">Kroki wykonania</text:p>
          </table:table-cell>
          <table:table-cell table:style-name="Scenariusz_23_1.E5" office:value-type="string">
            <text:p text:style-name="P39">Oczekiwane rezultaty</text:p>
          </table:table-cell>
        </table:table-row>
        <table:table-row table:style-name="TableLine1637952455104">
          <table:table-cell table:style-name="Scenariusz_23_1.A5" office:value-type="string">
            <text:p text:style-name="P58">1</text:p>
          </table:table-cell>
          <table:table-cell table:style-name="Scenariusz_23_1.B5" office:value-type="string">
            <text:p text:style-name="P64">Ładowanie strony głównej.</text:p>
          </table:table-cell>
          <table:table-cell table:style-name="Scenariusz_23_1.C5" office:value-type="string">
            <text:p text:style-name="P64">Adres strony: </text:p>
            <text:p text:style-name="P1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</table:table-cell>
          <table:table-cell table:style-name="Scenariusz_23_1.D5" office:value-type="string">
            <text:list xml:id="list3862705369" text:style-name="L1">
              <text:list-item>
                <text:p text:style-name="P105">Otworzyć przeglądarkę (Chrome).</text:p>
              </text:list-item>
              <text:list-item>
                <text:p text:style-name="P106">Wpisać adres strony i zatwierdzić.</text:p>
              </text:list-item>
            </text:list>
            <text:p text:style-name="P72"/>
            <text:list xml:id="list1778375250" text:style-name="L2">
              <text:list-header>
                <text:p text:style-name="P107"/>
              </text:list-header>
            </text:list>
          </table:table-cell>
          <table:table-cell table:style-name="Scenariusz_23_1.E5" office:value-type="string">
            <text:p text:style-name="P64">Strona załadowana ze wszystkimi elementami.</text:p>
            <text:p text:style-name="P64"/>
            <text:p text:style-name="P64"><text:span text:style-name="T1">Sprawdzić kluczowe elementy: </text:span>tytuł strony, podpis, menu, przyciski: <text:span text:style-name="T1">contact us, sign in, zakładki: popular, bestsellers</text:span>)</text:p>
          </table:table-cell>
        </table:table-row>
      </table:table>
      <text:p text:style-name="P19"/>
      <text:p text:style-name="P21"/>
      <text:p text:style-name="P22"/>
      <table:table table:name="Scenariusz#2" table:style-name="Scenariusz_23_2">
        <table:table-column table:style-name="Scenariusz_23_2.A"/>
        <table:table-column table:style-name="Scenariusz_23_2.B"/>
        <table:table-column table:style-name="Scenariusz_23_2.C"/>
        <table:table-column table:style-name="Scenariusz_23_2.D"/>
        <table:table-column table:style-name="Scenariusz_23_2.E"/>
        <table:table-header-rows>
          <table:table-row table:style-name="Scenariusz_23_2.1">
            <table:table-cell table:style-name="Scenariusz_23_2.A1" table:number-columns-spanned="5" office:value-type="string">
              <text:p text:style-name="P11">Scenariusz#2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450208">
            <table:table-cell table:style-name="Scenariusz_23_2.A3" table:number-columns-spanned="2" office:value-type="string">
              <text:p text:style-name="P15">Cel:</text:p>
            </table:table-cell>
            <table:covered-table-cell/>
            <table:table-cell table:style-name="Scenariusz_23_2.C3" table:number-columns-spanned="3" office:value-type="string">
              <text:p text:style-name="P15"><text:span text:style-name="T2">Sprawdzenie funkcjonalności rejestrowania </text:span><text:span text:style-name="T4">konta użytkownika</text:span></text:p>
            </table:table-cell>
            <table:covered-table-cell/>
            <table:covered-table-cell/>
          </table:table-row>
          <table:table-row table:style-name="TableLine1637952452384">
            <table:table-cell table:style-name="Scenariusz_23_2.A3" table:number-columns-spanned="2" office:value-type="string">
              <text:p text:style-name="P15">Warunki wstępne:</text:p>
            </table:table-cell>
            <table:covered-table-cell/>
            <table:table-cell table:style-name="Scenariusz_23_2.C3" table:number-columns-spanned="3" office:value-type="string">
              <text:p text:style-name="P15"><text:span text:style-name="T2">Adres e-mail </text:span><text:span text:style-name="T3">i dane użytkownika </text:span><text:span text:style-name="T2">do celów testowych</text:span></text:p>
            </table:table-cell>
            <table:covered-table-cell/>
            <table:covered-table-cell/>
          </table:table-row>
          <table:table-row table:style-name="TableLine1637952455376">
            <table:table-cell table:style-name="Scenariusz_23_2.A7" office:value-type="string">
              <text:p text:style-name="P40">Lp</text:p>
            </table:table-cell>
            <table:table-cell table:style-name="Scenariusz_23_2.B6" office:value-type="string">
              <text:p text:style-name="P40">Nazwa</text:p>
            </table:table-cell>
            <table:table-cell table:style-name="Scenariusz_23_2.C7" office:value-type="string">
              <text:p text:style-name="P40">Warunki wstępne</text:p>
            </table:table-cell>
            <table:table-cell table:style-name="Scenariusz_23_2.D7" office:value-type="string">
              <text:p text:style-name="P40">Kroki wykonania</text:p>
            </table:table-cell>
            <table:table-cell table:style-name="Scenariusz_23_2.E7" office:value-type="string">
              <text:p text:style-name="P40">Oczekiwane rezultaty</text:p>
            </table:table-cell>
          </table:table-row>
        </table:table-header-rows>
        <table:table-row table:style-name="TableLine1637952456736">
          <table:table-cell table:style-name="Scenariusz_23_2.A7" office:value-type="string">
            <text:p text:style-name="P59">1</text:p>
          </table:table-cell>
          <table:table-cell table:style-name="Scenariusz_23_2.B6" office:value-type="string">
            <text:p text:style-name="P74">Rejestracja konta użytkownika.</text:p>
          </table:table-cell>
          <table:table-cell table:style-name="Scenariusz_23_2.C7" office:value-type="string">
            <text:p text:style-name="P65"><text:span text:style-name="T1">1.</text:span>Adres strony: </text:p>
            <text:p text:style-name="P2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  <text:p text:style-name="P22">2. Adres e-mail <text:span text:style-name="T6">i dane użytkownika </text:span>do celów testowych.</text:p>
          </table:table-cell>
          <table:table-cell table:style-name="Scenariusz_23_2.D7" office:value-type="string">
            <text:list xml:id="list354358578" text:style-name="L3">
              <text:list-item>
                <text:p text:style-name="P108">Otworzyć stronę.</text:p>
              </text:list-item>
              <text:list-item>
                <text:p text:style-name="P108">Kliknąć przycisk „Sign in” (prawy górny róg).</text:p>
              </text:list-item>
              <text:list-item>
                <text:p text:style-name="P108">W polu „Create an account” wpisać poprawny e-mail adres.</text:p>
              </text:list-item>
              <text:list-item>
                <text:p text:style-name="P108">Kliknąć przycisk „Create an account”.</text:p>
              </text:list-item>
              <text:list-item>
                <text:p text:style-name="P108">Wypełnij <text:soft-page-break/>formularz danymi testowymi.</text:p>
              </text:list-item>
              <text:list-item>
                <text:p text:style-name="P112">Kliknij przycisk „Register”</text:p>
              </text:list-item>
            </text:list>
            <text:p text:style-name="P73"/>
            <text:list xml:id="list2962428194" text:style-name="L4">
              <text:list-header>
                <text:p text:style-name="P113"/>
              </text:list-header>
            </text:list>
          </table:table-cell>
          <table:table-cell table:style-name="Scenariusz_23_2.E7" office:value-type="string">
            <text:p text:style-name="P65"/>
            <text:p text:style-name="P65"/>
            <text:p text:style-name="P75">Otwiera się podstrona Authentication </text:p>
            <text:p text:style-name="P75"/>
            <text:p text:style-name="P75"/>
            <text:p text:style-name="P75"/>
            <text:p text:style-name="P75"/>
            <text:p text:style-name="P75"/>
            <text:p text:style-name="P75"/>
            <text:p text:style-name="P75">Otwiera się podstrona Authentication z formularzem danych</text:p>
            <text:p text:style-name="P75"/>
            <text:p text:style-name="P77"/>
            <text:p text:style-name="P77"><text:soft-page-break/>Konto zostało utworzone. Otwiera się podstrona My Account.</text:p>
          </table:table-cell>
        </table:table-row>
        <table:table-row table:style-name="TableLine1637952457008">
          <table:table-cell table:style-name="Scenariusz_23_2.A7" office:value-type="string">
            <text:p text:style-name="P78">2</text:p>
          </table:table-cell>
          <table:table-cell table:style-name="Scenariusz_23_2.B6" office:value-type="string">
            <text:p text:style-name="P77">Rejestracja konta użytkownika używanym adresem e-mail.</text:p>
          </table:table-cell>
          <table:table-cell table:style-name="Scenariusz_23_2.C7" office:value-type="string">
            <text:p text:style-name="P77">1. Adres strony: </text:p>
            <text:p text:style-name="P3"><text:a xlink:type="simple" xlink:href="http://automationpractice.com/index.php" text:style-name="Internet_20_link" text:visited-style-name="Visited_20_Internet_20_Link"><text:span text:style-name="T16">http://automationpractice.com/index.php</text:span></text:a></text:p>
            <text:p text:style-name="P24">2. Adres e-mail zarejestrowanego użytkownika.</text:p>
          </table:table-cell>
          <table:table-cell table:style-name="Scenariusz_23_2.D7" office:value-type="string">
            <text:list xml:id="list1049959292" text:style-name="L5">
              <text:list-item>
                <text:p text:style-name="P109">Otworzyć stronę.</text:p>
              </text:list-item>
              <text:list-item>
                <text:p text:style-name="P109">Kliknąć przycisk „Sign in” (prawy górny róg).</text:p>
              </text:list-item>
              <text:list-item>
                <text:p text:style-name="P109">W polu „Create an account” wpisać e-mail adres.</text:p>
              </text:list-item>
              <text:list-item>
                <text:p text:style-name="P109">Kliknąć przycisk „Create an account”.</text:p>
              </text:list-item>
            </text:list>
          </table:table-cell>
          <table:table-cell table:style-name="Scenariusz_23_2.E7" office:value-type="string">
            <text:p text:style-name="P79"/>
            <text:p text:style-name="P79"/>
            <text:p text:style-name="P76">Otwiera się podstrona Authentication.</text:p>
            <text:p text:style-name="P76"/>
            <text:p text:style-name="P76"/>
            <text:p text:style-name="P76"/>
            <text:p text:style-name="P76"/>
            <text:p text:style-name="P76"/>
            <text:p text:style-name="P77">Pojawia się komunikat: „An account using this email address has already been registered. Please enter a valid password or request a new one. „</text:p>
          </table:table-cell>
        </table:table-row>
        <table:table-row table:style-name="Scenariusz_23_2.7">
          <table:table-cell table:style-name="Scenariusz_23_2.A7" office:value-type="string">
            <text:p text:style-name="P80">3</text:p>
          </table:table-cell>
          <table:table-cell table:style-name="Scenariusz_23_2.B7" office:value-type="string">
            <text:p text:style-name="P81">Rejestracja konta użytkownika niepoprawnymi danymi.</text:p>
          </table:table-cell>
          <table:table-cell table:style-name="Scenariusz_23_2.C7" office:value-type="string">
            <text:p text:style-name="P77"/>
          </table:table-cell>
          <table:table-cell table:style-name="Scenariusz_23_2.D7" office:value-type="string">
            <text:list xml:id="list153207759058457" text:continue-numbering="true" text:style-name="L5">
              <text:list-header>
                <text:p text:style-name="P109"/>
              </text:list-header>
            </text:list>
          </table:table-cell>
          <table:table-cell table:style-name="Scenariusz_23_2.E7" office:value-type="string">
            <text:p text:style-name="P79"/>
          </table:table-cell>
        </table:table-row>
      </table:table>
      <text:p text:style-name="P25"/>
      <text:p text:style-name="P25"/>
      <text:p text:style-name="P34"/>
      <text:p text:style-name="P26"/>
      <table:table table:name="Scenariusz#3" table:style-name="Scenariusz_23_3">
        <table:table-column table:style-name="Scenariusz_23_3.A"/>
        <table:table-column table:style-name="Scenariusz_23_3.B"/>
        <table:table-column table:style-name="Scenariusz_23_3.C"/>
        <table:table-column table:style-name="Scenariusz_23_3.D"/>
        <table:table-column table:style-name="Scenariusz_23_3.E"/>
        <table:table-header-rows>
          <table:table-row table:style-name="Scenariusz_23_3.1">
            <table:table-cell table:style-name="Scenariusz_23_3.A1" table:number-columns-spanned="5" office:value-type="string">
              <text:p text:style-name="P12">Scenariusz#<text:span text:style-name="T8">3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445312">
            <table:table-cell table:style-name="Scenariusz_23_3.A3" table:number-columns-spanned="2" office:value-type="string">
              <text:p text:style-name="P16">Cel: </text:p>
            </table:table-cell>
            <table:covered-table-cell/>
            <table:table-cell table:style-name="Scenariusz_23_3.C3" table:number-columns-spanned="3" office:value-type="string">
              <text:p text:style-name="P52">Sprawdzenie funkcjonalności logowania się na stronę</text:p>
            </table:table-cell>
            <table:covered-table-cell/>
            <table:covered-table-cell/>
          </table:table-row>
          <table:table-row table:style-name="TableLine1637952448848">
            <table:table-cell table:style-name="Scenariusz_23_3.A3" table:number-columns-spanned="2" office:value-type="string">
              <text:p text:style-name="P16">Warunki wstępne:</text:p>
            </table:table-cell>
            <table:covered-table-cell/>
            <table:table-cell table:style-name="Scenariusz_23_3.C3" table:number-columns-spanned="3" office:value-type="string">
              <text:p text:style-name="P52">Dane logowania</text:p>
            </table:table-cell>
            <table:covered-table-cell/>
            <table:covered-table-cell/>
          </table:table-row>
          <table:table-row table:style-name="TableLine1637952449936">
            <table:table-cell table:style-name="Scenariusz_23_3.A9" office:value-type="string">
              <text:p text:style-name="P41">Lp</text:p>
            </table:table-cell>
            <table:table-cell table:style-name="Scenariusz_23_3.B9" office:value-type="string">
              <text:p text:style-name="P41">Nazwa</text:p>
            </table:table-cell>
            <table:table-cell table:style-name="Scenariusz_23_3.C9" office:value-type="string">
              <text:p text:style-name="P41">Warunki wstępne</text:p>
            </table:table-cell>
            <table:table-cell table:style-name="Scenariusz_23_3.D9" office:value-type="string">
              <text:p text:style-name="P41">Kroki wykonania</text:p>
            </table:table-cell>
            <table:table-cell table:style-name="Scenariusz_23_3.E9" office:value-type="string">
              <text:p text:style-name="P41">Oczekiwane rezultaty</text:p>
            </table:table-cell>
          </table:table-row>
        </table:table-header-rows>
        <table:table-row table:style-name="Scenariusz_23_3.5">
          <table:table-cell table:style-name="Scenariusz_23_3.A9" office:value-type="string">
            <text:p text:style-name="P60">1</text:p>
          </table:table-cell>
          <table:table-cell table:style-name="Scenariusz_23_3.B5" office:value-type="string">
            <text:p text:style-name="P81">Logowanie poprawnymi danymi.</text:p>
          </table:table-cell>
          <table:table-cell table:style-name="Scenariusz_23_3.C9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</text:span></text:a><text:a xlink:type="simple" xlink:href="http://automationpractice.com/index.php?controller=authentication" text:style-name="Internet_20_link" text:visited-style-name="Visited_20_Internet_20_Link"><text:span text:style-name="T16">index.php?controller=authentication</text:span></text:a></text:p>
            <text:p text:style-name="P27">2. Poprawne dane logowania: adres e-mail i hasło.</text:p>
          </table:table-cell>
          <table:table-cell table:style-name="Scenariusz_23_3.D9" office:value-type="string">
            <text:list xml:id="list2690317287" text:style-name="L6">
              <text:list-item>
                <text:p text:style-name="P110">Otworzyć stronę.</text:p>
              </text:list-item>
              <text:list-item>
                <text:p text:style-name="P114">Wpisz adres e-mail polu „Email address” formularza Already registered? </text:p>
              </text:list-item>
              <text:list-item>
                <text:p text:style-name="P114">Wpisz hasło w polu „Password”.</text:p>
              </text:list-item>
              <text:list-item>
                <text:p text:style-name="P114">Kliknij przycisk „Sign in”</text:p>
              </text:list-item>
            </text:list>
            <text:list xml:id="list3399106067" text:style-name="L7">
              <text:list-header>
                <text:p text:style-name="P115"/>
              </text:list-header>
            </text:list>
          </table:table-cell>
          <table:table-cell table:style-name="Scenariusz_23_3.E9" office:value-type="string">
            <text:p text:style-name="P82">Poprawne zalogowanie użytkownika.</text:p>
            <text:p text:style-name="P82">Przejście do podstrony My Account</text:p>
          </table:table-cell>
        </table:table-row>
        <table:table-row table:style-name="TableLine1637952453472">
          <table:table-cell table:style-name="Scenariusz_23_3.A9" office:value-type="string">
            <text:p text:style-name="P83">2</text:p>
          </table:table-cell>
          <table:table-cell table:style-name="Scenariusz_23_3.B9" office:value-type="string">
            <text:p text:style-name="P82">Wylogowanie użytkownika</text:p>
          </table:table-cell>
          <table:table-cell table:style-name="Scenariusz_23_3.C9" office:value-type="string">
            <text:p text:style-name="P67"><text:span text:style-name="T7">1. </text:span>Adres strony: </text:p>
            <text:p text:style-name="P6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8">2. <text:span text:style-name="T10">Zalogowany użytkownik</text:span></text:p>
          </table:table-cell>
          <table:table-cell table:style-name="Scenariusz_23_3.D9" office:value-type="string">
            <text:list xml:id="list1540101770" text:style-name="L8">
              <text:list-item>
                <text:p text:style-name="P111">Otworzyć stronę.</text:p>
              </text:list-item>
              <text:list-item>
                <text:p text:style-name="P111">Kliknąć przycisk „Sign <text:span text:style-name="T10">out</text:span>” (prawy górny róg).</text:p>
              </text:list-item>
            </text:list>
          </table:table-cell>
          <table:table-cell table:style-name="Scenariusz_23_3.E9" office:value-type="string">
            <text:p text:style-name="P84"><text:span text:style-name="T11">(Przed testem upewn</text:span>ić <text:span text:style-name="T11">się</text:span>, <text:span text:style-name="T11">że</text:span> użytkownik jest zalogowany.<text:span text:style-name="T11">)</text:span></text:p>
            <text:p text:style-name="P84"/>
            <text:p text:style-name="P84">Wylogowanie użytkownika i powrót do strony logowania.</text:p>
          </table:table-cell>
        </table:table-row>
        <table:table-row table:style-name="TableLine1637952453744">
          <table:table-cell table:style-name="Scenariusz_23_3.A9" office:value-type="string">
            <text:p text:style-name="P83">3</text:p>
          </table:table-cell>
          <table:table-cell table:style-name="Scenariusz_23_3.B9" office:value-type="string">
            <text:p text:style-name="P85">Logowanie niepoprawnym adresem e-mail.</text:p>
          </table:table-cell>
          <table:table-cell table:style-name="Scenariusz_23_3.C9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7">2. <text:span text:style-name="T9">D</text:span>ane logowania: <text:span text:style-name="T9">niepoprawny </text:span>adres e-mail i <text:span text:style-name="T9">poprawne</text:span> hasło.</text:p>
          </table:table-cell>
          <table:table-cell table:style-name="Scenariusz_23_3.D9" office:value-type="string">
            <text:list xml:id="list1633571779" text:style-name="L9">
              <text:list-item>
                <text:p text:style-name="P116">Otworzyć stronę.</text:p>
              </text:list-item>
              <text:list-item>
                <text:p text:style-name="P117">Wpisać niepoprawny email.</text:p>
              </text:list-item>
              <text:list-item>
                <text:p text:style-name="P117">Wpisać poprawne hasło</text:p>
              </text:list-item>
            </text:list>
          </table:table-cell>
          <table:table-cell table:style-name="Scenariusz_23_3.E9" office:value-type="string">
            <text:p text:style-name="P86">Pojawienie się komunikatu „There is 1 error. Authentication failed.”</text:p>
          </table:table-cell>
        </table:table-row>
        <table:table-row table:style-name="TableLine1637952451568">
          <table:table-cell table:style-name="Scenariusz_23_3.A9" office:value-type="string">
            <text:p text:style-name="P83">4</text:p>
          </table:table-cell>
          <table:table-cell table:style-name="Scenariusz_23_3.B9" office:value-type="string">
            <text:p text:style-name="P85">Logowanie niepoprawnym hasłem.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</table:table-cell>
          <table:table-cell table:style-name="Scenariusz_23_3.C9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7">2. <text:span text:style-name="T9">D</text:span>ane logowania: <text:span text:style-name="T9">poprawny </text:span>adres e-mail i <text:span text:style-name="T9">niepoprawne</text:span> hasł<text:span text:style-name="T12">o.</text:span></text:p>
          </table:table-cell>
          <table:table-cell table:style-name="Scenariusz_23_3.D9" office:value-type="string">
            <text:list xml:id="list2117015447" text:style-name="L10">
              <text:list-item>
                <text:p text:style-name="P118">Otworzyć stronę.</text:p>
              </text:list-item>
              <text:list-item>
                <text:p text:style-name="P118">Wpisać email.</text:p>
              </text:list-item>
              <text:list-item>
                <text:p text:style-name="P118">Wpisać niepoprawne hasło.</text:p>
              </text:list-item>
            </text:list>
          </table:table-cell>
          <table:table-cell table:style-name="Scenariusz_23_3.E9" office:value-type="string">
            <text:p text:style-name="P86">Pojawienie się komunikatu „There is 1 error. Authentication failed.”</text:p>
          </table:table-cell>
        </table:table-row>
        <text:soft-page-break/>
        <table:table-row table:style-name="TableLine1637952454016">
          <table:table-cell table:style-name="Scenariusz_23_3.A9" office:value-type="string">
            <text:p text:style-name="P83">5</text:p>
          </table:table-cell>
          <table:table-cell table:style-name="Scenariusz_23_3.B9" office:value-type="string">
            <text:p text:style-name="P87">Odzyskiwanie hasła do logowania</text:p>
          </table:table-cell>
          <table:table-cell table:style-name="Scenariusz_23_3.C9" office:value-type="string">
            <text:p text:style-name="P66"><text:span text:style-name="T7">1. </text:span>Adres strony: </text:p>
            <text:p text:style-name="P4"><text:a xlink:type="simple" xlink:href="http://automationpractice.com/index.php?controller=authentication" text:style-name="Internet_20_link" text:visited-style-name="Visited_20_Internet_20_Link"><text:span text:style-name="T16">http://automationpractice.com/index.php?controller=authentication</text:span></text:a></text:p>
            <text:p text:style-name="P27">2. <text:span text:style-name="T9">D</text:span>ane logowania: adres e-mail </text:p>
          </table:table-cell>
          <table:table-cell table:style-name="Scenariusz_23_3.D9" office:value-type="string">
            <text:list xml:id="list3166700936" text:style-name="L11">
              <text:list-item>
                <text:p text:style-name="P119">Otworzyć stronę.</text:p>
              </text:list-item>
              <text:list-item>
                <text:p text:style-name="P119">Kliknąć link „Forgot your password?”.</text:p>
              </text:list-item>
              <text:list-item>
                <text:p text:style-name="P119">Wpisać adres e-mail.</text:p>
              </text:list-item>
              <text:list-item>
                <text:p text:style-name="P119">Kliknąć „Retrieve password”.</text:p>
              </text:list-item>
            </text:list>
          </table:table-cell>
          <table:table-cell table:style-name="Scenariusz_23_3.E9" office:value-type="string">
            <text:p text:style-name="P86"/>
            <text:p text:style-name="P86"/>
            <text:p text:style-name="P86">Przejście do podstrony „Forgot your password”</text:p>
            <text:p text:style-name="P86"/>
            <text:p text:style-name="P86"/>
            <text:p text:style-name="P88">Wyświetla się komunikat: „A confirmation email has been sent to your address: {podany_email}”</text:p>
          </table:table-cell>
        </table:table-row>
      </table:table>
      <text:p text:style-name="P23"/>
      <text:p text:style-name="P29"/>
      <text:p text:style-name="P29"/>
      <table:table table:name="Scenariusz#4" table:style-name="Scenariusz_23_4">
        <table:table-column table:style-name="Scenariusz_23_4.A"/>
        <table:table-column table:style-name="Scenariusz_23_4.B"/>
        <table:table-column table:style-name="Scenariusz_23_4.C"/>
        <table:table-column table:style-name="Scenariusz_23_4.D"/>
        <table:table-column table:style-name="Scenariusz_23_4.E"/>
        <table:table-header-rows>
          <table:table-row table:style-name="Scenariusz_23_4.1">
            <table:table-cell table:style-name="Scenariusz_23_4.A1" table:number-columns-spanned="5" office:value-type="string">
              <text:p text:style-name="P13">Scenariusz#<text:span text:style-name="T13">4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400976">
            <table:table-cell table:style-name="Scenariusz_23_4.A2" table:number-columns-spanned="2" office:value-type="string">
              <text:p text:style-name="P17">Cel:</text:p>
            </table:table-cell>
            <table:covered-table-cell/>
            <table:table-cell table:style-name="Scenariusz_23_4.C2" table:number-columns-spanned="3" office:value-type="string">
              <text:p text:style-name="P17"><text:span text:style-name="T4">Sprawdzenie funkcjonalności dodawania produktu do koszyka </text:span><text:span text:style-name="T5">dla niezalogowanego użytkownika</text:span></text:p>
            </table:table-cell>
            <table:covered-table-cell/>
            <table:covered-table-cell/>
          </table:table-row>
          <table:table-row table:style-name="TableLine1637952406688">
            <table:table-cell table:style-name="Scenariusz_23_4.A3" table:number-columns-spanned="2" office:value-type="string">
              <text:p text:style-name="P17">Warunki wstępne:</text:p>
            </table:table-cell>
            <table:covered-table-cell/>
            <table:table-cell table:style-name="Scenariusz_23_4.C3" table:number-columns-spanned="3" office:value-type="string">
              <text:p text:style-name="P53">brak</text:p>
            </table:table-cell>
            <table:covered-table-cell/>
            <table:covered-table-cell/>
          </table:table-row>
          <table:table-row table:style-name="TableLine1637952402064">
            <table:table-cell table:style-name="Scenariusz_23_4.A4" office:value-type="string">
              <text:p text:style-name="P42">Lp</text:p>
            </table:table-cell>
            <table:table-cell table:style-name="Scenariusz_23_4.B4" office:value-type="string">
              <text:p text:style-name="P42">Nazwa</text:p>
            </table:table-cell>
            <table:table-cell table:style-name="Scenariusz_23_4.C4" office:value-type="string">
              <text:p text:style-name="P42">Warunki wstępne</text:p>
            </table:table-cell>
            <table:table-cell table:style-name="Scenariusz_23_4.D4" office:value-type="string">
              <text:p text:style-name="P42">Kroki wykonania</text:p>
            </table:table-cell>
            <table:table-cell table:style-name="Scenariusz_23_4.E4" office:value-type="string">
              <text:p text:style-name="P42">Oczekiwane rezultaty</text:p>
            </table:table-cell>
          </table:table-row>
        </table:table-header-rows>
        <table:table-row table:style-name="Scenariusz_23_4.5">
          <table:table-cell table:style-name="Scenariusz_23_4.A5" office:value-type="string">
            <text:p text:style-name="P61">1</text:p>
          </table:table-cell>
          <table:table-cell table:style-name="Scenariusz_23_4.B5" office:value-type="string">
            <text:p text:style-name="P89">Dodanie pierwszego produktu do koszyka (niezalogowany użytkownik)</text:p>
          </table:table-cell>
          <table:table-cell table:style-name="Scenariusz_23_4.C5" office:value-type="string">
            <text:p text:style-name="P68">Adres strony: </text:p>
            <text:p text:style-name="P5"><text:a xlink:type="simple" xlink:href="http://automationpractice.com/index.php?id_category=3&amp;controller=category" text:style-name="Internet_20_link" text:visited-style-name="Visited_20_Internet_20_Link"><text:span text:style-name="T16">http://automationpractice.com/index.phphttp://automationpractice.com/index.php?id_category=3&amp;controller=category</text:span></text:a></text:p>
          </table:table-cell>
          <table:table-cell table:style-name="Scenariusz_23_4.B5" office:value-type="string">
            <text:list xml:id="list2365577353" text:style-name="L12">
              <text:list-item>
                <text:p text:style-name="P120">Otworzyć stronę.</text:p>
              </text:list-item>
              <text:list-item>
                <text:p text:style-name="P120">Wybrać pierwszy produkt z listy i kliknąć.</text:p>
              </text:list-item>
              <text:list-item>
                <text:p text:style-name="P120">Wybrać ilość – 1 szt. (default)</text:p>
              </text:list-item>
              <text:list-item>
                <text:p text:style-name="P120">Wybrać rozmiar z listy – S (default).</text:p>
              </text:list-item>
              <text:list-item>
                <text:p text:style-name="P120">Wybrać kolor – default.</text:p>
              </text:list-item>
              <text:list-item>
                <text:p text:style-name="P120"><text:soft-page-break/>Kliknąć przycisk „Add to cart”.</text:p>
              </text:list-item>
              <text:list-item>
                <text:p text:style-name="P121">Zamknąć okno („Continue shopping” <text:span text:style-name="T23">lub „x”</text:span>)</text:p>
              </text:list-item>
            </text:list>
          </table:table-cell>
          <table:table-cell table:style-name="Scenariusz_23_4.E5" office:value-type="string">
            <text:p text:style-name="P90">Pojawia się okno „Product successfully added to your shopping cart” z możliwościami: „Continue shopping” i „Proceed to Checkout”.</text:p>
            <text:p text:style-name="P90"/>
            <text:p text:style-name="P90"/>
            <text:p text:style-name="P92">Po zamknięciu okna produkt znajduje się w koszyku.</text:p>
          </table:table-cell>
        </table:table-row>
        <table:table-row table:style-name="TableLine1637952396624">
          <table:table-cell table:style-name="Scenariusz_23_4.A6" office:value-type="string">
            <text:p text:style-name="P93">2</text:p>
          </table:table-cell>
          <table:table-cell table:style-name="Scenariusz_23_4.B6" office:value-type="string">
            <text:p text:style-name="P89">Dodanie kolejnego produktu do koszyka (niezalogowany użytkownik)</text:p>
          </table:table-cell>
          <table:table-cell table:style-name="Scenariusz_23_4.C6" office:value-type="string">
            <text:p text:style-name="P69">Adres strony: </text:p>
            <text:p text:style-name="P7"><text:a xlink:type="simple" xlink:href="http://automationpractice.com/index.phphttp://automationpractice.com/index.php?id_category=3&amp;controller=category" text:style-name="Internet_20_link" text:visited-style-name="Visited_20_Internet_20_Link"><text:span text:style-name="T16">http://automationpractice.com/index.phphttp://automationpractice.com/index.php?id_category=3&amp;controller=category</text:span></text:a></text:p>
            <text:p text:style-name="P30">2. Przynajmniej jeden produkt w koszyku.</text:p>
          </table:table-cell>
          <table:table-cell table:style-name="Scenariusz_23_4.D6" office:value-type="string">
            <text:list xml:id="list2888314829" text:style-name="L13">
              <text:list-item>
                <text:p text:style-name="P122">Otworzyć stronę.</text:p>
              </text:list-item>
              <text:list-item>
                <text:p text:style-name="P122">Wybrać drugi produkt z listy produktów i kliknąć.</text:p>
              </text:list-item>
              <text:list-item>
                <text:p text:style-name="P122">Powtórzyć kroki 3-5 z przypadku nr 1.</text:p>
              </text:list-item>
              <text:list-item>
                <text:p text:style-name="P122">Kliknąć przycisk „Add to cart”.</text:p>
              </text:list-item>
              <text:list-item>
                <text:p text:style-name="P122">Zamknąć okno przez „Continue shopping”</text:p>
              </text:list-item>
            </text:list>
          </table:table-cell>
          <table:table-cell table:style-name="Scenariusz_23_4.E6" office:value-type="string">
            <text:p text:style-name="P92">(Upewnić się, że w koszyku znajduje się przynajmniej 1 produkt.)</text:p>
            <text:p text:style-name="P91">Pojawia się okno „Product successfully added to your shopping cart” z możliwościami: „Continue shopping” i „Proceed to Checkout”.</text:p>
            <text:p text:style-name="P92">Po zamknięciu okna produkt znajduje się w koszyku.</text:p>
          </table:table-cell>
        </table:table-row>
      </table:table>
      <text:p text:style-name="P29"/>
      <text:p text:style-name="P29"/>
      <text:p text:style-name="P29"/>
      <text:p text:style-name="P29"/>
      <table:table table:name="Scenariusz#5" table:style-name="Scenariusz_23_5">
        <table:table-column table:style-name="Scenariusz_23_5.A"/>
        <table:table-column table:style-name="Scenariusz_23_5.B"/>
        <table:table-column table:style-name="Scenariusz_23_5.C"/>
        <table:table-column table:style-name="Scenariusz_23_5.D"/>
        <table:table-column table:style-name="Scenariusz_23_5.E"/>
        <table:table-header-rows>
          <table:table-row table:style-name="Scenariusz_23_5.1">
            <table:table-cell table:style-name="Scenariusz_23_5.A1" table:number-columns-spanned="5" office:value-type="string">
              <text:p text:style-name="P14">Scenariusz#<text:span text:style-name="T13">5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394992">
            <table:table-cell table:style-name="Scenariusz_23_5.A3" table:number-columns-spanned="2" office:value-type="string">
              <text:p text:style-name="P18">Cel:</text:p>
            </table:table-cell>
            <table:covered-table-cell/>
            <table:table-cell table:style-name="Scenariusz_23_5.C3" table:number-columns-spanned="3" office:value-type="string">
              <text:p text:style-name="P18"><text:span text:style-name="T4">Sprawdzenie funkcjonalności usuwania produktu z koszyka </text:span><text:span text:style-name="T5">dla niezalogowanego użytkownika.</text:span></text:p>
            </table:table-cell>
            <table:covered-table-cell/>
            <table:covered-table-cell/>
          </table:table-row>
          <table:table-row table:style-name="TableLine1637952395536">
            <table:table-cell table:style-name="Scenariusz_23_5.A3" table:number-columns-spanned="2" office:value-type="string">
              <text:p text:style-name="P18">Warunki wstępne:</text:p>
            </table:table-cell>
            <table:covered-table-cell/>
            <table:table-cell table:style-name="Scenariusz_23_5.C3" table:number-columns-spanned="3" office:value-type="string">
              <text:p text:style-name="P35">Przynajmniej jeden produkt znajduje się w koszyku.</text:p>
            </table:table-cell>
            <table:covered-table-cell/>
            <table:covered-table-cell/>
          </table:table-row>
          <table:table-row table:style-name="TableLine1637952397168">
            <table:table-cell table:style-name="Scenariusz_23_5.A5" office:value-type="string">
              <text:p text:style-name="P42">Lp</text:p>
            </table:table-cell>
            <table:table-cell table:style-name="Scenariusz_23_5.B5" office:value-type="string">
              <text:p text:style-name="P42">Nazwa</text:p>
            </table:table-cell>
            <table:table-cell table:style-name="Scenariusz_23_5.C5" office:value-type="string">
              <text:p text:style-name="P42">Warunki wstępne</text:p>
            </table:table-cell>
            <table:table-cell table:style-name="Scenariusz_23_5.D5" office:value-type="string">
              <text:p text:style-name="P42">Kroki wykonania</text:p>
            </table:table-cell>
            <table:table-cell table:style-name="Scenariusz_23_5.E5" office:value-type="string">
              <text:p text:style-name="P42">Oczekiwane rezultaty</text:p>
            </table:table-cell>
          </table:table-row>
        </table:table-header-rows>
        <table:table-row table:style-name="Scenariusz_23_5.5">
          <table:table-cell table:style-name="Scenariusz_23_5.A5" office:value-type="string">
            <text:p text:style-name="P61">1</text:p>
          </table:table-cell>
          <table:table-cell table:style-name="Scenariusz_23_5.B5" office:value-type="string">
            <text:p text:style-name="P89"><text:span text:style-name="T14">Usunięcie </text:span><text:span text:style-name="T15">jednego</text:span> <text:soft-page-break/>produktu <text:span text:style-name="T14">z</text:span> koszyka (niezalogowany użytkownik)</text:p>
            <text:p text:style-name="P89"/>
          </table:table-cell>
          <table:table-cell table:style-name="Scenariusz_23_5.C5" office:value-type="string">
            <text:p text:style-name="P68">Adres strony: </text:p>
            <text:p text:style-name="P5"><text:a xlink:type="simple" xlink:href="http://automationpractice.com/index.php?controller=order" text:style-name="Internet_20_link" text:visited-style-name="Visited_20_Internet_20_Link"><text:span text:style-name="T16">http://</text:span></text:a><text:soft-page-break/><text:a xlink:type="simple" xlink:href="http://automationpractice.com/index.php?controller=order" text:style-name="Internet_20_link" text:visited-style-name="Visited_20_Internet_20_Link"><text:span text:style-name="T16">automationpractice.com/index.php?controller=order</text:span></text:a></text:p>
            <text:p text:style-name="P31">1. Jeden produkt w koszyku.</text:p>
          </table:table-cell>
          <table:table-cell table:style-name="Scenariusz_23_5.D5" office:value-type="string">
            <text:list xml:id="list2093612721" text:style-name="L14">
              <text:list-item>
                <text:p text:style-name="P123">Otworzyć stronę <text:soft-page-break/>koszyka.</text:p>
              </text:list-item>
              <text:list-item>
                <text:p text:style-name="P124">Kliknąć ikonę kosza „Delete”.</text:p>
              </text:list-item>
            </text:list>
          </table:table-cell>
          <table:table-cell table:style-name="Scenariusz_23_5.E5" office:value-type="string">
            <text:p text:style-name="P94">Produkt został usunięty z <text:soft-page-break/>koszyka.</text:p>
            <text:p text:style-name="P94">Pojawia się komunikat „Your shopping card is empty”.</text:p>
            <text:p text:style-name="P94"/>
          </table:table-cell>
        </table:table-row>
      </table:table>
      <text:p text:style-name="P104"/>
      <text:p text:style-name="P104"/>
      <table:table table:name="Scenariusz#6" table:style-name="Scenariusz_23_6">
        <table:table-column table:style-name="Scenariusz_23_6.A"/>
        <table:table-column table:style-name="Scenariusz_23_6.B"/>
        <table:table-column table:style-name="Scenariusz_23_6.C"/>
        <table:table-column table:style-name="Scenariusz_23_6.D"/>
        <table:table-column table:style-name="Scenariusz_23_6.E"/>
        <table:table-header-rows>
          <table:table-row table:style-name="TableLine1637952404784">
            <table:table-cell table:style-name="Scenariusz_23_6.A1" table:number-columns-spanned="5" office:value-type="string">
              <text:p text:style-name="P45">Scenariusz #6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395264">
            <table:table-cell table:style-name="Scenariusz_23_6.A2" table:number-columns-spanned="2" office:value-type="string">
              <text:p text:style-name="P48">Cel:</text:p>
            </table:table-cell>
            <table:covered-table-cell/>
            <table:table-cell table:style-name="Scenariusz_23_6.C2" table:number-columns-spanned="3" office:value-type="string">
              <text:p text:style-name="P54">Sprawdzenie funkcjonalności zakupu produktu</text:p>
            </table:table-cell>
            <table:covered-table-cell/>
            <table:covered-table-cell/>
          </table:table-row>
          <table:table-row table:style-name="TableLine1637952405056">
            <table:table-cell table:style-name="Scenariusz_23_6.A2" table:number-columns-spanned="2" office:value-type="string">
              <text:p text:style-name="P48">Warunki wstępne:</text:p>
            </table:table-cell>
            <table:covered-table-cell/>
            <table:table-cell table:style-name="Scenariusz_23_6.C2" table:number-columns-spanned="3" office:value-type="string">
              <text:p text:style-name="P54">Przynajmniej jeden produkt w koszyku</text:p>
            </table:table-cell>
            <table:covered-table-cell/>
            <table:covered-table-cell/>
          </table:table-row>
          <table:table-row table:style-name="TableLine1637952403424">
            <table:table-cell table:style-name="Scenariusz_23_6.A2" office:value-type="string">
              <text:p text:style-name="P42">Lp</text:p>
            </table:table-cell>
            <table:table-cell table:style-name="Scenariusz_23_6.A2" office:value-type="string">
              <text:p text:style-name="P42">Nazwa</text:p>
            </table:table-cell>
            <table:table-cell table:style-name="Scenariusz_23_6.A2" office:value-type="string">
              <text:p text:style-name="P42">Warunki wstępne</text:p>
            </table:table-cell>
            <table:table-cell table:style-name="Scenariusz_23_6.A2" office:value-type="string">
              <text:p text:style-name="P42">Kroki wykonania</text:p>
            </table:table-cell>
            <table:table-cell table:style-name="Scenariusz_23_6.C2" office:value-type="string">
              <text:p text:style-name="P42">Oczekiwane rezultaty</text:p>
            </table:table-cell>
          </table:table-row>
        </table:table-header-rows>
        <table:table-row table:style-name="TableLine1637952408048">
          <table:table-cell table:style-name="Scenariusz_23_6.A2" office:value-type="string">
            <text:p text:style-name="P61">1</text:p>
          </table:table-cell>
          <table:table-cell table:style-name="Scenariusz_23_6.A2" office:value-type="string">
            <text:p text:style-name="P68"/>
          </table:table-cell>
          <table:table-cell table:style-name="Scenariusz_23_6.A2" office:value-type="string">
            <text:p text:style-name="P68">Adres strony: </text:p>
            <text:p text:style-name="P5"><text:a xlink:type="simple" xlink:href="http://automationpractice.com/index.php" text:style-name="Internet_20_link" text:visited-style-name="Visited_20_Internet_20_Link"><text:span text:style-name="T16">http://</text:span></text:a><text:a xlink:type="simple" xlink:href="http://automationpractice.com/index.php" text:style-name="Internet_20_link" text:visited-style-name="Visited_20_Internet_20_Link"><text:span text:style-name="T16">automationpractice.com/index.php</text:span></text:a></text:p>
          </table:table-cell>
          <table:table-cell table:style-name="Scenariusz_23_6.A2" office:value-type="string">
            <text:list xml:id="list153207251135373" text:continue-list="list3862705369" text:style-name="L1">
              <text:list-header>
                <text:p text:style-name="P125"/>
              </text:list-header>
            </text:list>
          </table:table-cell>
          <table:table-cell table:style-name="Scenariusz_23_6.C2" office:value-type="string">
            <text:p text:style-name="P68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table:number-columns-spanned="5" office:value-type="string">
              <text:p text:style-name="P46">Scenariusz #<text:span text:style-name="T19">7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2392816">
            <table:table-cell table:style-name="Tabela1.A3" table:number-columns-spanned="2" office:value-type="string">
              <text:p text:style-name="P49">Cel:</text:p>
            </table:table-cell>
            <table:covered-table-cell/>
            <table:table-cell table:style-name="Tabela1.C3" table:number-columns-spanned="3" office:value-type="string">
              <text:p text:style-name="P55">Sprawdzenie funkcjonalności <text:span text:style-name="T19">wysyłania wiadomości przez formularz kontaktowy</text:span></text:p>
            </table:table-cell>
            <table:covered-table-cell/>
            <table:covered-table-cell/>
          </table:table-row>
          <table:table-row table:style-name="TableLine1637952409408">
            <table:table-cell table:style-name="Tabela1.A3" table:number-columns-spanned="2" office:value-type="string">
              <text:p text:style-name="P49">Warunki wstępne:</text:p>
            </table:table-cell>
            <table:covered-table-cell/>
            <table:table-cell table:style-name="Tabela1.C3" table:number-columns-spanned="3" office:value-type="string">
              <text:p text:style-name="P57">Dane testowe (adres email).</text:p>
            </table:table-cell>
            <table:covered-table-cell/>
            <table:covered-table-cell/>
          </table:table-row>
          <table:table-row table:style-name="TableLine1637952409680">
            <table:table-cell table:style-name="Tabela1.A4" office:value-type="string">
              <text:p text:style-name="P43">Lp</text:p>
            </table:table-cell>
            <table:table-cell table:style-name="Tabela1.B4" office:value-type="string">
              <text:p text:style-name="P43">Nazwa</text:p>
            </table:table-cell>
            <table:table-cell table:style-name="Tabela1.C4" office:value-type="string">
              <text:p text:style-name="P43">Warunki wstępne</text:p>
            </table:table-cell>
            <table:table-cell table:style-name="Tabela1.D4" office:value-type="string">
              <text:p text:style-name="P43">Kroki wykonania</text:p>
            </table:table-cell>
            <table:table-cell table:style-name="Tabela1.E4" office:value-type="string">
              <text:p text:style-name="P43">Oczekiwane rezultaty</text:p>
            </table:table-cell>
          </table:table-row>
        </table:table-header-rows>
        <table:table-row table:style-name="TableLine1637809362112">
          <table:table-cell table:style-name="Tabela1.A5" office:value-type="string">
            <text:p text:style-name="P62">1</text:p>
          </table:table-cell>
          <table:table-cell table:style-name="Tabela1.B5" office:value-type="string">
            <text:p text:style-name="P96">Przejście ze strony głównej na stronę Contact us.</text:p>
          </table:table-cell>
          <table:table-cell table:style-name="Tabela1.C5" office:value-type="string">
            <text:p text:style-name="P70">Adres strony: </text:p>
            <text:p text:style-name="P8"><text:a xlink:type="simple" xlink:href="http://automationpractice.com/index.php" text:style-name="Internet_20_link" text:visited-style-name="Visited_20_Internet_20_Link"><text:span text:style-name="T16">http://</text:span></text:a><text:a xlink:type="simple" xlink:href="http://automationpractice.com/index.php" text:style-name="Internet_20_link" text:visited-style-name="Visited_20_Internet_20_Link"><text:span text:style-name="T16">automationpractice.com/index.php</text:span></text:a></text:p>
          </table:table-cell>
          <table:table-cell table:style-name="Tabela1.D5" office:value-type="string">
            <text:list xml:id="list478614973" text:style-name="L15">
              <text:list-item>
                <text:p text:style-name="P127">Otworzyć stronę.</text:p>
              </text:list-item>
              <text:list-item>
                <text:p text:style-name="P127">Kliknąć przycisk „Contact us”.</text:p>
              </text:list-item>
            </text:list>
            <text:p text:style-name="P95"/>
            <text:p text:style-name="P95"/>
          </table:table-cell>
          <table:table-cell table:style-name="Tabela1.E5" office:value-type="string">
            <text:p text:style-name="P96"/>
            <text:p text:style-name="P96"/>
            <text:p text:style-name="P96">Otwiera się podstrona z formularzem kontaktowym.</text:p>
          </table:table-cell>
        </table:table-row>
        <text:soft-page-break/>
        <table:table-row table:style-name="TableLine1637819313776">
          <table:table-cell table:style-name="Tabela1.A6" office:value-type="string">
            <text:p text:style-name="P97">2</text:p>
          </table:table-cell>
          <table:table-cell table:style-name="Tabela1.B6" office:value-type="string">
            <text:p text:style-name="P96">Wysyłanie wiadomości bez załącznika</text:p>
          </table:table-cell>
          <table:table-cell table:style-name="Tabela1.C6" office:value-type="string">
            <text:p text:style-name="P100">Adres strony:</text:p>
            <text:p text:style-name="P8"><text:a xlink:type="simple" xlink:href="http://automationpractice.com/index.php?controller=contact" text:style-name="Internet_20_link" text:visited-style-name="Visited_20_Internet_20_Link"><text:span text:style-name="T16">http://automationpractice.com/index.php?controller=contact</text:span></text:a></text:p>
          </table:table-cell>
          <table:table-cell table:style-name="Tabela1.D6" office:value-type="string">
            <text:list xml:id="list1079453736" text:style-name="L16">
              <text:list-item>
                <text:p text:style-name="P128">Otworzyć stronę.</text:p>
              </text:list-item>
              <text:list-item>
                <text:p text:style-name="P128">Wypełnić pola: subject heading, email address, order reference, message.</text:p>
              </text:list-item>
              <text:list-item>
                <text:p text:style-name="P128">Kliknąć przycisk „Send”</text:p>
              </text:list-item>
            </text:list>
          </table:table-cell>
          <table:table-cell table:style-name="Tabela1.E6" office:value-type="string">
            <text:p text:style-name="P98">Wiadomość została wysłana. </text:p>
            <text:p text:style-name="P98">Pojawia się komunikat „Your message has been successfully send to our team.</text:p>
          </table:table-cell>
        </table:table-row>
        <table:table-row table:style-name="TableLine1637958487088">
          <table:table-cell table:style-name="Tabela1.A7" office:value-type="string">
            <text:p text:style-name="P99">3</text:p>
          </table:table-cell>
          <table:table-cell table:style-name="Tabela1.B7" office:value-type="string">
            <text:p text:style-name="P100">Wysyłanie wiadomości bez tematu i załącznika</text:p>
          </table:table-cell>
          <table:table-cell table:style-name="Tabela1.C7" office:value-type="string">
            <text:p text:style-name="P100">Adres strony:</text:p>
            <text:p text:style-name="P20"><text:a xlink:type="simple" xlink:href="http://automationpractice.com/index.php?controller=contact" text:style-name="Internet_20_link" text:visited-style-name="Visited_20_Internet_20_Link"><text:span text:style-name="T20">http://automationpractice.com/index.php?controller=contact</text:span></text:a></text:p>
          </table:table-cell>
          <table:table-cell table:style-name="Tabela1.D7" office:value-type="string">
            <text:list xml:id="list859975553" text:style-name="L17">
              <text:list-item>
                <text:p text:style-name="P129">Otworzyć stronę.</text:p>
              </text:list-item>
              <text:list-item>
                <text:p text:style-name="P129">Wypełnić pola: email address, order reference, message.</text:p>
              </text:list-item>
              <text:list-item>
                <text:p text:style-name="P129">Kliknąć przycisk „Send”.</text:p>
              </text:list-item>
            </text:list>
          </table:table-cell>
          <table:table-cell table:style-name="Tabela1.E7" office:value-type="string">
            <text:p text:style-name="P100">Wiadomość nie zostaje wysłana. </text:p>
            <text:p text:style-name="P100">Pojawia się komunikat „Please select the subject from the list provided”.</text:p>
          </table:table-cell>
        </table:table-row>
        <table:table-row table:style-name="TableLine1637958494432">
          <table:table-cell table:style-name="Tabela1.A8" office:value-type="string">
            <text:p text:style-name="P99">4</text:p>
          </table:table-cell>
          <table:table-cell table:style-name="Tabela1.B8" office:value-type="string">
            <text:p text:style-name="P100">Wysyłanie wiadomości bez adresu email</text:p>
          </table:table-cell>
          <table:table-cell table:style-name="Tabela1.C8" office:value-type="string">
            <text:p text:style-name="P100">Adres strony:</text:p>
            <text:p text:style-name="P20"><text:a xlink:type="simple" xlink:href="http://automationpractice.com/index.php?controller=contact" text:style-name="Internet_20_link" text:visited-style-name="Visited_20_Internet_20_Link"><text:span text:style-name="T20">http://automationpractice.com/index.php?controller=contact</text:span></text:a></text:p>
          </table:table-cell>
          <table:table-cell table:style-name="Tabela1.D8" office:value-type="string">
            <text:list xml:id="list14094224" text:style-name="L18">
              <text:list-item>
                <text:p text:style-name="P130">Otworzyć stronę.</text:p>
              </text:list-item>
              <text:list-item>
                <text:p text:style-name="P130">Wypełnić pola: subject heading, order reference, message.</text:p>
              </text:list-item>
              <text:list-item>
                <text:p text:style-name="P130">Kliknąć przycisk „Send”.</text:p>
              </text:list-item>
            </text:list>
          </table:table-cell>
          <table:table-cell table:style-name="Tabela1.E8" office:value-type="string">
            <text:p text:style-name="P100">Wiadomość nie zostaje wysłana. </text:p>
            <text:p text:style-name="P100">Pojawia się komunikat „Invalid email address”.</text:p>
          </table:table-cell>
        </table:table-row>
        <table:table-row table:style-name="TableLine1637958500960">
          <table:table-cell table:style-name="Tabela1.A9" office:value-type="string">
            <text:p text:style-name="P102">5</text:p>
          </table:table-cell>
          <table:table-cell table:style-name="Tabela1.B9" office:value-type="string">
            <text:p text:style-name="P103">Wysyłanie pustej wiadomości</text:p>
          </table:table-cell>
          <table:table-cell table:style-name="Tabela1.C9" office:value-type="string">
            <text:p text:style-name="P100">Adres strony:</text:p>
            <text:p text:style-name="P20"><text:a xlink:type="simple" xlink:href="http://automationpractice.com/index.php?controller=contact" text:style-name="Internet_20_link" text:visited-style-name="Visited_20_Internet_20_Link"><text:span text:style-name="T20">http://automationpractice.com/index.php?controller=contact</text:span></text:a></text:p>
          </table:table-cell>
          <table:table-cell table:style-name="Tabela1.D9" office:value-type="string">
            <text:list xml:id="list2845595430" text:style-name="L19">
              <text:list-item>
                <text:p text:style-name="P131">Otworzyć stronę.</text:p>
              </text:list-item>
              <text:list-item>
                <text:p text:style-name="P131">Wypełnić pola: subject heading, <text:span text:style-name="T22">email </text:span><text:soft-page-break/><text:span text:style-name="T22">address,</text:span> order reference.</text:p>
              </text:list-item>
              <text:list-item>
                <text:p text:style-name="P131">Kliknąć przycisk „Send”.</text:p>
              </text:list-item>
            </text:list>
          </table:table-cell>
          <table:table-cell table:style-name="Tabela1.E9" office:value-type="string">
            <text:p text:style-name="P101">Wiadomość nie zostaje wysłana. </text:p>
            <text:p text:style-name="P101">Pojawia się komunikat „<text:span text:style-name="T21">The message cannot be blank</text:span>”.</text:p>
          </table:table-cell>
        </table:table-row>
      </table:table>
      <text:p text:style-name="P32"/>
      <text:p text:style-name="P32"/>
      <text:p text:style-name="P33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able:table-row table:style-name="TableLine1637958486000">
            <table:table-cell table:style-name="Tabela2.A1" table:number-columns-spanned="5" office:value-type="string">
              <text:p text:style-name="P47">Scenariusz #<text:span text:style-name="T22">8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Line1637958486272">
            <table:table-cell table:style-name="Tabela2.A2" table:number-columns-spanned="2" office:value-type="string">
              <text:p text:style-name="P50">Cel:</text:p>
            </table:table-cell>
            <table:covered-table-cell/>
            <table:table-cell table:style-name="Tabela2.C2" table:number-columns-spanned="3" office:value-type="string">
              <text:p text:style-name="P56">Sprawdzenie funkcjonalności </text:p>
            </table:table-cell>
            <table:covered-table-cell/>
            <table:covered-table-cell/>
          </table:table-row>
          <table:table-row table:style-name="TableLine1637958486816">
            <table:table-cell table:style-name="Tabela2.A2" table:number-columns-spanned="2" office:value-type="string">
              <text:p text:style-name="P50">Warunki wstępne:</text:p>
            </table:table-cell>
            <table:covered-table-cell/>
            <table:table-cell table:style-name="Tabela2.C2" table:number-columns-spanned="3" office:value-type="string">
              <text:p text:style-name="P56"/>
            </table:table-cell>
            <table:covered-table-cell/>
            <table:covered-table-cell/>
          </table:table-row>
          <table:table-row table:style-name="TableLine1637958498512">
            <table:table-cell table:style-name="Tabela2.A2" office:value-type="string">
              <text:p text:style-name="P44">Lp</text:p>
            </table:table-cell>
            <table:table-cell table:style-name="Tabela2.A2" office:value-type="string">
              <text:p text:style-name="P44">Nazwa</text:p>
            </table:table-cell>
            <table:table-cell table:style-name="Tabela2.A2" office:value-type="string">
              <text:p text:style-name="P44">Warunki wstępne</text:p>
            </table:table-cell>
            <table:table-cell table:style-name="Tabela2.A2" office:value-type="string">
              <text:p text:style-name="P44">Kroki wykonania</text:p>
            </table:table-cell>
            <table:table-cell table:style-name="Tabela2.C2" office:value-type="string">
              <text:p text:style-name="P44">Oczekiwane rezultaty</text:p>
            </table:table-cell>
          </table:table-row>
        </table:table-header-rows>
        <table:table-row table:style-name="TableLine1637958488448">
          <table:table-cell table:style-name="Tabela2.A2" office:value-type="string">
            <text:p text:style-name="P63">1</text:p>
          </table:table-cell>
          <table:table-cell table:style-name="Tabela2.A2" office:value-type="string">
            <text:p text:style-name="P71"/>
          </table:table-cell>
          <table:table-cell table:style-name="Tabela2.A2" office:value-type="string">
            <text:p text:style-name="P71">Adres strony: </text:p>
            <text:p text:style-name="P9"><text:a xlink:type="simple" xlink:href="http://automationpractice.com/index.php" text:style-name="Internet_20_link" text:visited-style-name="Visited_20_Internet_20_Link"><text:span text:style-name="T16">http://</text:span></text:a><text:a xlink:type="simple" xlink:href="http://automationpractice.com/index.php" text:style-name="Internet_20_link" text:visited-style-name="Visited_20_Internet_20_Link"><text:span text:style-name="T16">automationpractice.com/index.php</text:span></text:a></text:p>
          </table:table-cell>
          <table:table-cell table:style-name="Tabela2.A2" office:value-type="string">
            <text:list xml:id="list153207729747926" text:continue-list="list153207251135373" text:style-name="L1">
              <text:list-header>
                <text:p text:style-name="P126"/>
              </text:list-header>
            </text:list>
          </table:table-cell>
          <table:table-cell table:style-name="Tabela2.C2" office:value-type="string">
            <text:p text:style-name="P71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2T15:32:06.767000000</dc:date>
    <meta:editing-duration>P1DT23H53M30S</meta:editing-duration>
    <meta:editing-cycles>20</meta:editing-cycles>
    <meta:generator>LibreOffice/7.1.4.2$Windows_X86_64 LibreOffice_project/a529a4fab45b75fefc5b6226684193eb000654f6</meta:generator>
    <meta:document-statistic meta:table-count="8" meta:image-count="0" meta:object-count="0" meta:page-count="8" meta:paragraph-count="247" meta:word-count="949" meta:character-count="7569" meta:non-whitespace-character-count="6897"/>
  </office:meta>
</office:document-meta>
</file>